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background-color="transparent"/>
    </style:style>
    <style:style style:name="P2" style:family="paragraph" style:parent-style-name="Standard">
      <style:text-properties fo:background-color="transparent"/>
    </style:style>
    <style:style style:name="P3" style:family="paragraph" style:parent-style-name="Standard">
      <style:text-properties fo:background-color="transparent" style:language-asian="ko" style:country-asian="KR"/>
    </style:style>
    <style:style style:name="P4" style:family="paragraph" style:parent-style-name="Standard">
      <style:text-properties fo:language="de" fo:country="DE" fo:background-color="transparent" style:language-complex="ar" style:country-complex="SA"/>
    </style:style>
    <style:style style:name="P5" style:family="paragraph" style:parent-style-name="Standard">
      <style:text-properties fo:language="de" fo:country="DE" fo:font-style="italic" fo:background-color="transparent" style:font-style-asian="italic" style:language-complex="ar" style:country-complex="SA" style:font-style-complex="italic"/>
    </style:style>
    <style:style style:name="P6" style:family="paragraph" style:parent-style-name="Standard">
      <style:text-properties fo:language="de" fo:country="DE" fo:font-style="italic" fo:font-weight="normal" fo:background-color="transparent" style:font-style-asian="italic" style:font-weight-asian="normal" style:language-complex="ar" style:country-complex="SA" style:font-style-complex="italic" style:font-weight-complex="normal"/>
    </style:style>
    <style:style style:name="P7" style:family="paragraph" style:parent-style-name="Standard">
      <style:text-properties fo:language="de" fo:country="DE" fo:font-style="normal" fo:font-weight="normal" fo:background-color="transparent" style:font-style-asian="normal" style:font-weight-asian="normal" style:language-complex="ar" style:country-complex="SA" style:font-style-complex="normal" style:font-weight-complex="normal"/>
    </style:style>
    <style:style style:name="P8" style:family="paragraph" style:parent-style-name="Standard">
      <style:text-properties fo:language="de" fo:country="DE" fo:font-style="normal" style:text-underline-style="none" fo:background-color="transparent" style:font-style-asian="normal" style:language-complex="ar" style:country-complex="SA" style:font-style-complex="normal"/>
    </style:style>
    <style:style style:name="P9" style:family="paragraph" style:parent-style-name="Standard">
      <style:text-properties fo:language="de" fo:country="DE" fo:font-weight="normal" fo:background-color="transparent" style:font-weight-asian="normal" style:language-complex="ar" style:country-complex="SA" style:font-weight-complex="normal"/>
    </style:style>
    <style:style style:name="P10" style:family="paragraph" style:parent-style-name="Standard">
      <style:text-properties fo:font-size="11pt" style:font-size-asian="11pt" style:font-size-complex="11pt"/>
    </style:style>
    <style:style style:name="P11" style:family="paragraph" style:parent-style-name="Standard">
      <style:text-properties fo:font-size="11pt" fo:language="de" fo:country="DE" fo:background-color="transparent" style:font-size-asian="11pt" style:font-size-complex="11pt" style:language-complex="ar" style:country-complex="SA"/>
    </style:style>
    <style:style style:name="P12" style:family="paragraph" style:parent-style-name="Footer">
      <style:text-properties fo:background-color="transparent"/>
    </style:style>
    <style:style style:name="P13" style:family="paragraph" style:parent-style-name="Standard">
      <style:paragraph-properties fo:margin-left="0cm" fo:margin-right="0cm" fo:text-indent="0cm" style:auto-text-indent="false"/>
      <style:text-properties fo:language="de" fo:country="DE" fo:background-color="transparent" style:language-complex="ar" style:country-complex="SA"/>
    </style:style>
    <style:style style:name="P14" style:family="paragraph" style:parent-style-name="RFC_20_H1_20_-_20_no_20_TOC_20_no_20_num">
      <style:paragraph-properties fo:break-before="page"/>
      <style:text-properties fo:language="de" fo:country="DE" fo:background-color="transparent" style:language-complex="ar" style:country-complex="SA"/>
    </style:style>
    <style:style style:name="P15" style:family="paragraph" style:parent-style-name="Contents_20_1">
      <style:text-properties fo:language="de" fo:country="DE" fo:background-color="transparent" style:language-complex="ar" style:country-complex="SA"/>
    </style:style>
    <style:style style:name="P16" style:family="paragraph" style:parent-style-name="Contents_20_1">
      <style:paragraph-properties>
        <style:tab-stops>
          <style:tab-stop style:position="17.78cm" style:type="right" style:leader-style="dotted" style:leader-text="."/>
          <style:tab-stop style:position="18.288cm" style:type="right" style:leader-style="dotted" style:leader-text="."/>
        </style:tab-stops>
      </style:paragraph-properties>
    </style:style>
    <style:style style:name="P17" style:family="paragraph" style:parent-style-name="Contents_20_2">
      <style:paragraph-properties>
        <style:tab-stops>
          <style:tab-stop style:position="17.78cm" style:type="right" style:leader-style="dotted" style:leader-text="."/>
          <style:tab-stop style:position="18.288cm" style:type="right" style:leader-style="dotted" style:leader-text="."/>
        </style:tab-stops>
      </style:paragraph-properties>
    </style:style>
    <style:style style:name="P18" style:family="paragraph" style:parent-style-name="Contents_20_3">
      <style:paragraph-properties>
        <style:tab-stops>
          <style:tab-stop style:position="17.78cm" style:type="right" style:leader-style="dotted" style:leader-text="."/>
          <style:tab-stop style:position="18.288cm" style:type="right" style:leader-style="dotted" style:leader-text="."/>
        </style:tab-stops>
      </style:paragraph-properties>
    </style:style>
    <style:style style:name="P19" style:family="paragraph" style:parent-style-name="Standard">
      <style:text-properties fo:language="de" fo:country="DE" fo:background-color="transparent" style:language-complex="ar" style:country-complex="SA"/>
    </style:style>
    <style:style style:name="P20" style:family="paragraph" style:parent-style-name="Standard" style:list-style-name="L1">
      <style:text-properties fo:language="de" fo:country="DE" fo:background-color="transparent" style:language-complex="ar" style:country-complex="SA"/>
    </style:style>
    <style:style style:name="P21" style:family="paragraph" style:parent-style-name="Standard" style:list-style-name="WW8Num12">
      <style:text-properties fo:language="de" fo:country="DE" fo:background-color="transparent" style:language-complex="ar" style:country-complex="SA"/>
    </style:style>
    <style:style style:name="P22" style:family="paragraph" style:parent-style-name="Standard">
      <style:text-properties fo:language="de" fo:country="DE" officeooo:paragraph-rsid="0026d0c1" fo:background-color="transparent" style:language-complex="ar" style:country-complex="SA"/>
    </style:style>
    <style:style style:name="P23" style:family="paragraph" style:parent-style-name="Standard">
      <style:text-properties fo:language="de" fo:country="DE" officeooo:paragraph-rsid="00373d7f" fo:background-color="transparent" style:language-complex="ar" style:country-complex="SA"/>
    </style:style>
    <style:style style:name="P24" style:family="paragraph" style:parent-style-name="Standard">
      <style:text-properties fo:language="de" fo:country="DE" officeooo:rsid="0039ac71" officeooo:paragraph-rsid="0039ac71" fo:background-color="transparent" style:language-complex="ar" style:country-complex="SA"/>
    </style:style>
    <style:style style:name="P25" style:family="paragraph" style:parent-style-name="Standard">
      <style:text-properties fo:language="de" fo:country="DE" officeooo:paragraph-rsid="0039ac71" fo:background-color="transparent" style:language-complex="ar" style:country-complex="SA"/>
    </style:style>
    <style:style style:name="P26" style:family="paragraph" style:parent-style-name="Standard">
      <style:text-properties fo:language="de" fo:country="DE" fo:font-weight="bold" fo:background-color="transparent" style:font-weight-asian="bold" style:language-complex="ar" style:country-complex="SA" style:font-weight-complex="bold"/>
    </style:style>
    <style:style style:name="P27" style:family="paragraph" style:parent-style-name="Standard">
      <style:text-properties fo:language="de" fo:country="DE" fo:font-style="italic" style:text-underline-style="solid" style:text-underline-width="auto" style:text-underline-color="font-color" fo:background-color="transparent" style:font-style-asian="italic" style:language-complex="ar" style:country-complex="SA" style:font-style-complex="italic"/>
    </style:style>
    <style:style style:name="P28" style:family="paragraph" style:parent-style-name="Standard">
      <style:text-properties fo:language="de" fo:country="DE" fo:font-style="italic" style:text-underline-style="solid" style:text-underline-width="auto" style:text-underline-color="font-color" officeooo:paragraph-rsid="00373d7f" fo:background-color="transparent" style:font-style-asian="italic" style:language-complex="ar" style:country-complex="SA" style:font-style-complex="italic"/>
    </style:style>
    <style:style style:name="P29" style:family="paragraph" style:parent-style-name="Standard">
      <style:text-properties fo:language="de" fo:country="DE" fo:font-style="italic" style:text-underline-style="solid" style:text-underline-width="auto" style:text-underline-color="font-color" officeooo:rsid="0039ac71" officeooo:paragraph-rsid="0039ac71" fo:background-color="transparent" style:font-style-asian="italic" style:language-complex="ar" style:country-complex="SA" style:font-style-complex="italic"/>
    </style:style>
    <style:style style:name="P30" style:family="paragraph" style:parent-style-name="Standard">
      <style:text-properties fo:language="de" fo:country="DE" fo:font-style="italic" style:text-underline-style="solid" style:text-underline-width="auto" style:text-underline-color="font-color" fo:font-weight="bold" fo:background-color="transparent" style:font-style-asian="italic" style:font-weight-asian="bold" style:language-complex="ar" style:country-complex="SA" style:font-style-complex="italic" style:font-weight-complex="bold"/>
    </style:style>
    <style:style style:name="P31" style:family="paragraph" style:parent-style-name="Standard">
      <style:text-properties fo:language="de" fo:country="DE" fo:font-weight="normal" fo:background-color="transparent" style:font-weight-asian="normal" style:language-complex="ar" style:country-complex="SA" style:font-weight-complex="normal"/>
    </style:style>
    <style:style style:name="P32" style:family="paragraph" style:parent-style-name="Standard">
      <style:text-properties fo:language="de" fo:country="DE" fo:font-weight="normal" officeooo:paragraph-rsid="002abf47" fo:background-color="transparent" style:font-weight-asian="normal" style:language-complex="ar" style:country-complex="SA" style:font-weight-complex="normal"/>
    </style:style>
    <style:style style:name="P33" style:family="paragraph" style:parent-style-name="Standard">
      <style:text-properties fo:language="de" fo:country="DE" officeooo:paragraph-rsid="00373d7f" fo:background-color="#dddddd" style:language-complex="ar" style:country-complex="SA"/>
    </style:style>
    <style:style style:name="P34" style:family="paragraph" style:parent-style-name="Standard">
      <style:text-properties fo:language="de" fo:country="DE" fo:font-style="normal" style:text-underline-style="none" fo:font-weight="bold" officeooo:paragraph-rsid="00390ac6" fo:background-color="transparent" style:font-style-asian="normal" style:font-weight-asian="bold" style:language-complex="ar" style:country-complex="SA" style:font-style-complex="normal" style:font-weight-complex="bold"/>
    </style:style>
    <style:style style:name="P35" style:family="paragraph" style:parent-style-name="Standard">
      <style:text-properties fo:language="de" fo:country="DE" fo:font-style="normal" style:text-underline-style="none" fo:font-weight="normal" officeooo:paragraph-rsid="00390ac6" fo:background-color="transparent" style:font-style-asian="normal" style:font-weight-asian="normal" style:language-complex="ar" style:country-complex="SA" style:font-style-complex="normal" style:font-weight-complex="normal"/>
    </style:style>
    <style:style style:name="P36" style:family="paragraph" style:parent-style-name="Standard">
      <style:text-properties fo:language="de" fo:country="DE" fo:font-style="normal" style:text-underline-style="none" officeooo:rsid="0039ac71" officeooo:paragraph-rsid="0039ac71" fo:background-color="transparent" style:font-style-asian="normal" style:language-complex="ar" style:country-complex="SA" style:font-style-complex="normal"/>
    </style:style>
    <style:style style:name="P37" style:family="paragraph" style:parent-style-name="Standard">
      <style:text-properties fo:font-size="11pt" fo:language="de" fo:country="DE" fo:background-color="transparent" style:font-size-asian="11pt" style:font-size-complex="11pt" style:language-complex="ar" style:country-complex="SA"/>
    </style:style>
    <style:style style:name="P38" style:family="paragraph" style:parent-style-name="Standard">
      <style:text-properties style:use-window-font-color="true" style:font-name="Courier New" fo:font-size="12pt" fo:language="de" fo:country="DE" officeooo:rsid="0034a79d" officeooo:paragraph-rsid="00373d7f" fo:background-color="transparent" style:font-name-asian="Batang" style:font-size-asian="12pt" style:font-name-complex="Courier New" style:font-size-complex="12pt" style:language-complex="ar" style:country-complex="SA"/>
    </style:style>
    <style:style style:name="P39" style:family="paragraph" style:parent-style-name="Standard">
      <style:paragraph-properties fo:break-before="page"/>
      <style:text-properties fo:language="de" fo:country="DE" fo:font-style="italic" style:text-underline-style="solid" style:text-underline-width="auto" style:text-underline-color="font-color" fo:background-color="transparent" style:font-style-asian="italic" style:language-complex="ar" style:country-complex="SA" style:font-style-complex="italic"/>
    </style:style>
    <style:style style:name="P40" style:family="paragraph" style:parent-style-name="Standard">
      <style:paragraph-properties fo:break-before="page"/>
      <style:text-properties fo:language="de" fo:country="DE" fo:font-style="italic" style:text-underline-style="solid" style:text-underline-width="auto" style:text-underline-color="font-color" officeooo:paragraph-rsid="00373d7f" fo:background-color="transparent" style:font-style-asian="italic" style:language-complex="ar" style:country-complex="SA" style:font-style-complex="italic"/>
    </style:style>
    <style:style style:name="P41" style:family="paragraph" style:parent-style-name="Heading_20_1">
      <style:text-properties fo:language="de" fo:country="DE" fo:background-color="transparent" style:language-complex="ar" style:country-complex="SA"/>
    </style:style>
    <style:style style:name="P42" style:family="paragraph" style:parent-style-name="Heading_20_1">
      <style:paragraph-properties fo:break-before="page"/>
      <style:text-properties fo:language="de" fo:country="DE" fo:background-color="transparent" style:language-complex="ar" style:country-complex="SA"/>
    </style:style>
    <style:style style:name="P43" style:family="paragraph" style:parent-style-name="Heading_20_2" style:list-style-name="WW8Num16">
      <style:text-properties fo:language="de" fo:country="DE" fo:background-color="transparent" style:language-complex="ar" style:country-complex="SA"/>
    </style:style>
    <style:style style:name="P44" style:family="paragraph" style:parent-style-name="Heading_20_2">
      <style:paragraph-properties fo:break-before="page"/>
      <style:text-properties fo:language="de" fo:country="DE" fo:background-color="transparent" style:language-complex="ar" style:country-complex="SA"/>
    </style:style>
    <style:style style:name="P45" style:family="paragraph" style:parent-style-name="Heading_20_2" style:list-style-name="WW8Num16">
      <style:paragraph-properties fo:break-before="page"/>
      <style:text-properties fo:language="de" fo:country="DE" fo:background-color="transparent" style:language-complex="ar" style:country-complex="SA"/>
    </style:style>
    <style:style style:name="P46" style:family="paragraph" style:parent-style-name="Heading_20_2">
      <style:paragraph-properties fo:break-before="page"/>
      <style:text-properties fo:language="de" fo:country="DE" style:language-complex="ar" style:country-complex="SA"/>
    </style:style>
    <style:style style:name="P47" style:family="paragraph" style:parent-style-name="Heading_20_3" style:list-style-name="WW8Num16">
      <style:text-properties fo:language="de" fo:country="DE" fo:background-color="transparent" style:language-complex="ar" style:country-complex="SA"/>
    </style:style>
    <style:style style:name="P48" style:family="paragraph" style:parent-style-name="Heading_20_3">
      <style:text-properties fo:language="de" fo:country="DE" style:language-complex="ar" style:country-complex="SA"/>
    </style:style>
    <style:style style:name="P49" style:family="paragraph" style:parent-style-name="Heading_20_3">
      <style:paragraph-properties fo:break-before="page"/>
    </style:style>
    <style:style style:name="P50" style:family="paragraph" style:parent-style-name="Heading_20_3">
      <style:paragraph-properties fo:break-before="page"/>
      <style:text-properties fo:language="de" fo:country="DE" fo:background-color="transparent" style:language-complex="ar" style:country-complex="SA"/>
    </style:style>
    <style:style style:name="P51" style:family="paragraph" style:parent-style-name="Heading_20_3" style:list-style-name="WW8Num16">
      <style:paragraph-properties fo:break-before="page"/>
      <style:text-properties fo:language="de" fo:country="DE" fo:background-color="transparent" style:language-complex="ar" style:country-complex="SA"/>
    </style:style>
    <style:style style:name="P52" style:family="paragraph" style:parent-style-name="RFC_20_H1_20_-_20_no_20_TOC_20_no_20_num">
      <style:paragraph-properties fo:break-before="page"/>
      <style:text-properties fo:language="de" fo:country="DE" fo:background-color="transparent" style:language-complex="ar" style:country-complex="SA"/>
    </style:style>
    <style:style style:name="P53" style:family="paragraph" style:parent-style-name="RFC_20_Title" style:master-page-name="First_20_Page">
      <style:paragraph-properties style:page-number="auto"/>
      <style:text-properties fo:language="de" fo:country="DE" fo:background-color="transparent" style:language-complex="ar" style:country-complex="SA"/>
    </style:style>
    <style:style style:name="P54" style:family="paragraph" style:parent-style-name="RFC_20_App">
      <style:text-properties fo:language="de" fo:country="DE" fo:background-color="transparent" style:language-complex="ar" style:country-complex="SA"/>
    </style:style>
    <style:style style:name="P55" style:family="paragraph" style:parent-style-name="RFC_20_App_20_H1">
      <style:paragraph-properties fo:break-before="page"/>
      <style:text-properties fo:language="de" fo:country="DE" fo:background-color="transparent" style:language-complex="ar" style:country-complex="SA"/>
    </style:style>
    <style:style style:name="P56" style:family="paragraph" style:parent-style-name="RFC_20_Figure">
      <style:text-properties fo:language="de" fo:country="DE" fo:background-color="transparent" style:language-complex="ar" style:country-complex="SA"/>
    </style:style>
    <style:style style:name="P57" style:family="paragraph" style:parent-style-name="RFC_20_List_20_Bullet" style:list-style-name="WW8Num12">
      <style:text-properties fo:language="de" fo:country="DE" fo:background-color="transparent" style:language-complex="ar" style:country-complex="SA"/>
    </style:style>
    <style:style style:name="P58" style:family="paragraph" style:parent-style-name="RFC_20_List_20_Bullet" style:list-style-name="WW8Num12">
      <style:text-properties fo:language="de" fo:country="DE" officeooo:paragraph-rsid="0026d0c1" fo:background-color="transparent" style:language-complex="ar" style:country-complex="SA"/>
    </style:style>
    <style:style style:name="P59" style:family="paragraph" style:parent-style-name="RFC_20_List_20_Bullet" style:list-style-name="">
      <style:text-properties fo:language="de" fo:country="DE" fo:background-color="transparent" style:language-complex="ar" style:country-complex="SA"/>
    </style:style>
    <style:style style:name="P60" style:family="paragraph" style:parent-style-name="RFC_20_List_20_Bullet" style:list-style-name="WW8Num12">
      <style:text-properties fo:language="de" fo:country="DE" officeooo:rsid="0028d959" officeooo:paragraph-rsid="0028d959" fo:background-color="transparent" style:language-complex="ar" style:country-complex="SA"/>
    </style:style>
    <style:style style:name="P61" style:family="paragraph" style:parent-style-name="RFC_20_List_20_Bullet" style:list-style-name="">
      <style:text-properties fo:language="de" fo:country="DE" fo:font-style="italic" style:text-underline-style="solid" style:text-underline-width="auto" style:text-underline-color="font-color" fo:background-color="transparent" style:font-style-asian="italic" style:language-complex="ar" style:country-complex="SA" style:font-style-complex="italic"/>
    </style:style>
    <style:style style:name="P62" style:family="paragraph" style:parent-style-name="RFC_20_List_20_Bullet" style:list-style-name="">
      <style:text-properties fo:language="de" fo:country="DE" fo:font-style="italic" style:text-underline-style="solid" style:text-underline-width="auto" style:text-underline-color="font-color" fo:font-weight="normal" fo:background-color="transparent" style:font-style-asian="italic" style:font-weight-asian="normal" style:language-complex="ar" style:country-complex="SA" style:font-style-complex="italic" style:font-weight-complex="normal"/>
    </style:style>
    <style:style style:name="P63" style:family="paragraph" style:parent-style-name="RFC_20_List_20_Bullet" style:list-style-name="">
      <style:text-properties fo:language="de" fo:country="DE" fo:font-weight="normal" fo:background-color="transparent" style:font-weight-asian="normal" style:language-complex="ar" style:country-complex="SA" style:font-weight-complex="normal"/>
    </style:style>
    <style:style style:name="P64" style:family="paragraph" style:parent-style-name="RFC_20_List_20_Bullet" style:list-style-name="">
      <style:text-properties fo:language="de" fo:country="DE" fo:font-weight="normal" officeooo:paragraph-rsid="0026d0c1" fo:background-color="transparent" style:font-weight-asian="normal" style:language-complex="ar" style:country-complex="SA" style:font-weight-complex="normal"/>
    </style:style>
    <style:style style:name="P65" style:family="paragraph" style:parent-style-name="RFC_20_List_20_Bullet" style:list-style-name="">
      <style:text-properties fo:language="de" fo:country="DE" fo:font-weight="normal" officeooo:rsid="0026d0c1" officeooo:paragraph-rsid="0026d0c1" fo:background-color="transparent" style:font-weight-asian="normal" style:language-complex="ar" style:country-complex="SA" style:font-weight-complex="normal"/>
    </style:style>
    <style:style style:name="P66" style:family="paragraph" style:parent-style-name="RFC_20_List_20_Bullet" style:list-style-name="">
      <style:text-properties fo:language="de" fo:country="DE" fo:font-style="normal" style:text-underline-style="none" fo:background-color="transparent" style:font-style-asian="normal" style:language-complex="ar" style:country-complex="SA" style:font-style-complex="normal"/>
    </style:style>
    <style:style style:name="P67" style:family="paragraph" style:parent-style-name="RFC_20_List_20_Bullet" style:list-style-name="">
      <style:text-properties fo:language="de" fo:country="DE" fo:font-style="normal" style:text-underline-style="none" fo:font-weight="bold" fo:background-color="transparent" style:font-style-asian="normal" style:font-weight-asian="bold" style:language-complex="ar" style:country-complex="SA" style:font-style-complex="normal" style:font-weight-complex="bold"/>
    </style:style>
    <style:style style:name="P68" style:family="paragraph" style:parent-style-name="RFC_20_List_20_Bullet" style:list-style-name="">
      <style:text-properties fo:language="de" fo:country="DE" fo:font-style="normal" style:text-underline-style="none" fo:font-weight="normal" fo:background-color="transparent" style:font-style-asian="normal" style:font-weight-asian="normal" style:language-complex="ar" style:country-complex="SA" style:font-style-complex="normal" style:font-weight-complex="normal"/>
    </style:style>
    <style:style style:name="P69" style:family="paragraph" style:parent-style-name="RFC_20_List_20_Bullet" style:list-style-name="">
      <style:text-properties fo:language="de" fo:country="DE" fo:font-weight="bold" officeooo:rsid="0026d0c1" officeooo:paragraph-rsid="0026d0c1" fo:background-color="transparent" style:font-weight-asian="bold" style:language-complex="ar" style:country-complex="SA" style:font-weight-complex="bold"/>
    </style:style>
    <style:style style:name="P70" style:family="paragraph" style:parent-style-name="RFC_20_List_20_Bullet" style:list-style-name="">
      <style:paragraph-properties fo:margin-left="0cm" fo:margin-right="0cm" fo:text-indent="0cm" style:auto-text-indent="false"/>
      <style:text-properties fo:language="de" fo:country="DE" fo:background-color="transparent" style:language-complex="ar" style:country-complex="SA"/>
    </style:style>
    <style:style style:name="P71" style:family="paragraph" style:parent-style-name="RFC_20_List_20_Bullet" style:list-style-name="">
      <style:paragraph-properties fo:break-before="page"/>
      <style:text-properties fo:language="de" fo:country="DE" fo:font-style="italic" style:text-underline-style="solid" style:text-underline-width="auto" style:text-underline-color="font-color" fo:background-color="transparent" style:font-style-asian="italic" style:language-complex="ar" style:country-complex="SA" style:font-style-complex="italic"/>
    </style:style>
    <style:style style:name="T1" style:family="text">
      <style:text-properties style:language-asian="ko" style:country-asian="KR"/>
    </style:style>
    <style:style style:name="T2" style:family="text">
      <style:text-properties style:language-asian="ko" style:country-asian="KR" style:font-name-complex="Times New Roman"/>
    </style:style>
    <style:style style:name="T3" style:family="text">
      <style:text-properties style:font-name-complex="Times New Roman"/>
    </style:style>
    <style:style style:name="T4" style:family="text">
      <style:text-properties fo:font-weight="bold" style:font-weight-asian="bold" style:font-weight-complex="bold"/>
    </style:style>
    <style:style style:name="T5" style:family="text">
      <style:text-properties fo:font-weight="bold" officeooo:rsid="002fd531" style:font-weight-asian="bold" style:font-weight-complex="bold"/>
    </style:style>
    <style:style style:name="T6" style:family="text">
      <style:text-properties fo:font-weight="bold" officeooo:rsid="00310840" style:font-weight-asian="bold" style:font-weight-complex="bold"/>
    </style:style>
    <style:style style:name="T7" style:family="text">
      <style:text-properties fo:font-weight="bold" officeooo:rsid="0034218f" style:font-weight-asian="bold" style:font-weight-complex="bold"/>
    </style:style>
    <style:style style:name="T8" style:family="text">
      <style:text-properties fo:language="de" fo:country="DE" officeooo:rsid="00373d7f" fo:background-color="transparent" loext:char-shading-value="0" style:language-complex="ar" style:country-complex="SA"/>
    </style:style>
    <style:style style:name="T9" style:family="text">
      <style:text-propertie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2c1493"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2c1493"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2c1493" style:font-style-asian="italic" style:font-weight-asian="bold" style:font-style-complex="italic" style:font-weight-complex="bold"/>
    </style:style>
    <style:style style:name="T16" style:family="text">
      <style:text-properties fo:font-style="italic" fo:font-weight="bold" officeooo:rsid="002fd531" style:font-style-asian="italic" style:font-weight-asian="bold" style:font-style-complex="italic" style:font-weight-complex="bold"/>
    </style:style>
    <style:style style:name="T17" style:family="text">
      <style:text-properties fo:font-style="italic" fo:font-weight="bold" officeooo:rsid="00310840" style:font-style-asian="italic" style:font-weight-asian="bold" style:font-style-complex="italic" style:font-weight-complex="bold"/>
    </style:style>
    <style:style style:name="T18" style:family="text">
      <style:text-properties fo:font-style="italic" fo:font-weight="bold" officeooo:rsid="0034218f"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officeooo:rsid="001fd665"/>
    </style:style>
    <style:style style:name="T25" style:family="text">
      <style:text-properties officeooo:rsid="0021638f"/>
    </style:style>
    <style:style style:name="T26" style:family="text">
      <style:text-properties officeooo:rsid="002171ac"/>
    </style:style>
    <style:style style:name="T27" style:family="text">
      <style:text-properties officeooo:rsid="0022d2e9"/>
    </style:style>
    <style:style style:name="T28" style:family="text">
      <style:text-properties officeooo:rsid="0023355a"/>
    </style:style>
    <style:style style:name="T29" style:family="text">
      <style:text-properties officeooo:rsid="0026d0c1"/>
    </style:style>
    <style:style style:name="T30" style:family="text">
      <style:text-properties officeooo:rsid="0026d9a9"/>
    </style:style>
    <style:style style:name="T31" style:family="text">
      <style:text-properties officeooo:rsid="002abf47"/>
    </style:style>
    <style:style style:name="T32" style:family="text">
      <style:text-properties officeooo:rsid="002c1493"/>
    </style:style>
    <style:style style:name="T33" style:family="text">
      <style:text-properties officeooo:rsid="002d2140"/>
    </style:style>
    <style:style style:name="T34" style:family="text">
      <style:text-properties officeooo:rsid="002e279e"/>
    </style:style>
    <style:style style:name="T35" style:family="text">
      <style:text-properties officeooo:rsid="002eedcf"/>
    </style:style>
    <style:style style:name="T36" style:family="text">
      <style:text-properties officeooo:rsid="002fd531"/>
    </style:style>
    <style:style style:name="T37" style:family="text">
      <style:text-properties officeooo:rsid="00310840"/>
    </style:style>
    <style:style style:name="T38" style:family="text">
      <style:text-properties officeooo:rsid="0032f887"/>
    </style:style>
    <style:style style:name="T39" style:family="text">
      <style:text-properties officeooo:rsid="0034218f"/>
    </style:style>
    <style:style style:name="T40" style:family="text">
      <style:text-properties officeooo:rsid="00390ac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032cm" fo:text-indent="-0.635cm" fo:margin-left="2.0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47cm" fo:text-indent="-0.635cm" fo:margin-left="7.74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line-break/>HAW Chat Protocol<text:line-break/>haw-chat-protocol.pdf</text:p>
      <text:p text:style-name="P13">Kurzfassung</text:p>
      <text:p text:style-name="P4">Dieses Dokument beschreibt die Funktionsweise des HAW Chat Protokolls. Mit diesem Dokument sind Sie in der Lage einen Client zu entwickeln, der mit unseren Servern kommunizieren kann. In diesem Dokument werden die einzelnen Pakete und die zugehörigen Statuscodes erläutert.</text:p>
      <text:p text:style-name="P4"/>
      <text:p text:style-name="P14">Inhaltsverzeichnis</text:p>
      <text:p text:style-name="P15"/>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6"><text:a xlink:type="simple" xlink:href="#__RefHeading___Toc258322660">1. <text:s/>Einleitung<text:tab/>3</text:a></text:p>
          <text:p text:style-name="P16"><text:a xlink:type="simple" xlink:href="#__RefHeading___Toc258322662">2. <text:s/>Konventionen dieses Dokuments<text:tab/>3</text:a></text:p>
          <text:p text:style-name="P16"><text:a xlink:type="simple" xlink:href="#__RefHeading___Toc258322663">3. <text:s/>Art der Verbindung<text:tab/>4</text:a></text:p>
          <text:p text:style-name="P16"><text:a xlink:type="simple" xlink:href="#__RefHeading___Toc258322673">4. <text:s/>Ablauf des Protokolls<text:tab/>4</text:a></text:p>
          <text:p text:style-name="P17"><text:a xlink:type="simple" xlink:href="#__RefHeading__278_1384073676">4.1. <text:s/>Ohne Zusatzfunktionalitäten<text:tab/>5</text:a></text:p>
          <text:p text:style-name="P17"><text:a xlink:type="simple" xlink:href="#__RefHeading__458_1384073676">4.2. <text:s/>Mit Zusatzfunktionalitäten<text:tab/>6</text:a></text:p>
          <text:p text:style-name="P17"><text:a xlink:type="simple" xlink:href="#__RefHeading__282_1384073676">4.3. <text:s/>Beschreibung der Pakete<text:tab/>7</text:a></text:p>
          <text:p text:style-name="P18"><text:a xlink:type="simple" xlink:href="#__RefHeading___Toc258322674">4.3.1. <text:s/>Login<text:tab/>8</text:a></text:p>
          <text:p text:style-name="P18"><text:a xlink:type="simple" xlink:href="#__RefHeading__284_1384073676">4.3.2. <text:s/>Beitreten eines Chatraums<text:tab/>9</text:a></text:p>
          <text:p text:style-name="P18"><text:a xlink:type="simple" xlink:href="#__RefHeading__286_1384073676">4.3.3. <text:s/>Teilnehmerliste eines Chatraumes empfangen<text:tab/>10</text:a></text:p>
          <text:p text:style-name="P18"><text:a xlink:type="simple" xlink:href="#__RefHeading__288_1384073676">4.3.4. <text:s/>Nachricht senden<text:tab/>11</text:a></text:p>
          <text:p text:style-name="P18"><text:a xlink:type="simple" xlink:href="#__RefHeading___Toc258322675">4.3.5. <text:s/>Nachricht empfangen<text:tab/>12</text:a></text:p>
          <text:p text:style-name="P18"><text:a xlink:type="simple" xlink:href="#__RefHeading___Toc258322676">4.3.6. <text:s/>Chatraum verlassen<text:tab/>13</text:a></text:p>
          <text:p text:style-name="P18"><text:a xlink:type="simple" xlink:href="#__RefHeading___Toc258322677">4.3.7. <text:s/>Logout<text:tab/>14</text:a></text:p>
          <text:p text:style-name="P18"><text:a xlink:type="simple" xlink:href="#__RefHeading___Toc258322678">4.3.8. <text:s/>Liste der Chaträumen abfragen<text:tab/>15</text:a></text:p>
          <text:p text:style-name="P18"><text:a xlink:type="simple" xlink:href="#__RefHeading__475_1384073676">4.3.9. <text:s/>Erstellen eines Chatraumes<text:tab/>16</text:a></text:p>
          <text:p text:style-name="P18"><text:a xlink:type="simple" xlink:href="#__RefHeading__537_1384073676">4.3.10. <text:s/>Ändern der Einstellungen eines Chatraumes<text:tab/>18</text:a></text:p>
          <text:p text:style-name="P18"><text:a xlink:type="simple" xlink:href="#__RefHeading__539_1384073676">4.3.11. <text:s/>Löschen eines Chatraumes<text:tab/>21</text:a></text:p>
          <text:p text:style-name="P16"><text:a xlink:type="simple" xlink:href="#__RefHeading___Toc258322683">Appendix A. Anhänge<text:tab/>22</text:a></text:p>
          <text:p text:style-name="P17"><text:a xlink:type="simple" xlink:href="#__RefHeading___Toc258322684">A.1. <text:s/>Liste der Operation-Codes<text:tab/>22</text:a></text:p>
          <text:p text:style-name="P17"><text:a xlink:type="simple" xlink:href="#__RefHeading___Toc258322685">A.2. <text:s/>Liste der Status-Codes<text:tab/>23</text:a></text:p>
          <text:p text:style-name="P17"><text:a xlink:type="simple" xlink:href="#__RefHeading__460_1384073676">A.3. <text:s/>Datentypverzeichnis<text:tab/>24</text:a></text:p>
          <text:p text:style-name="P18"><text:a xlink:type="simple" xlink:href="#__RefHeading__462_1384073676">A.3.1. <text:s/>Operation-Code<text:tab/>24</text:a></text:p>
          <text:p text:style-name="P18"><text:a xlink:type="simple" xlink:href="#__RefHeading__464_1384073676">A.3.2. <text:s/>Status-Code<text:tab/>24</text:a></text:p>
          <text:p text:style-name="P18"><text:a xlink:type="simple" xlink:href="#__RefHeading__466_1384073676">A.3.3. <text:s/>Benutzername<text:tab/>24</text:a></text:p>
          <text:p text:style-name="P18"><text:a xlink:type="simple" xlink:href="#__RefHeading__468_1384073676">A.3.4. <text:s/>Name eines Chatraumes<text:tab/>24</text:a></text:p>
          <text:p text:style-name="P18"><text:a xlink:type="simple" xlink:href="#__RefHeading__470_1384073676">A.3.5. <text:s/>Passwort eines Chatraumes<text:tab/>25</text:a></text:p>
          <text:p text:style-name="P18"><text:a xlink:type="simple" xlink:href="#__RefHeading__472_1384073676">A.3.6. <text:s/>Nachrichteninhalt (A3.6)<text:tab/>25</text:a></text:p>
        </text:index-body>
      </text:table-of-content>
      <text:p text:style-name="P15"/>
      <text:h text:style-name="P42" text:outline-level="1"><text:bookmark-start text:name="__RefHeading___Toc258322660"/>Einleitung<text:bookmark-end text:name="__RefHeading___Toc258322660"/></text:h>
      <text:p text:style-name="P4">Unser Protokoll stellt folgende Funktionen zur Verfügung. Teile des Protokolls sind optional und stellen nur Zusatzfunktionalitäten da. Diese Zusatzfunktionalitäten können implementiert werden, müssen es allerdings nicht.<text:line-break/>Die benötigten Kernfunktionalitäten sind mit MUST gekennzeichnet, Zusatzfunktionalitäten sind mit OPTIONAL gekennzeichnet.</text:p>
      <text:list xml:id="list6703825856738718149" text:style-name="WW8Num12">
        <text:list-item>
          <text:p text:style-name="P57">MUST: Anmelden mit Benutzernamen</text:p>
        </text:list-item>
        <text:list-item>
          <text:p text:style-name="P57">MUST: Abmelden</text:p>
        </text:list-item>
        <text:list-item>
          <text:p text:style-name="P57">OPTIONAL: Liste von Chaträumen abfragen</text:p>
        </text:list-item>
        <text:list-item>
          <text:p text:style-name="P57">OPTIONAL: Neuen Chatraum erstellen</text:p>
        </text:list-item>
        <text:list-item>
          <text:p text:style-name="P57">MUST: Bestehenden Chatraum beitreten</text:p>
        </text:list-item>
        <text:list-item>
          <text:p text:style-name="P57">MUST: Beigetretenen Chatraum verlassen</text:p>
        </text:list-item>
        <text:list-item>
          <text:p text:style-name="P57">OPTIONAL: Eigenen Chatraum löschen</text:p>
        </text:list-item>
        <text:list-item>
          <text:p text:style-name="P57">OPTIONAL: Einstellungen eines eigenen Chatraums ändern</text:p>
        </text:list-item>
        <text:list-item>
          <text:p text:style-name="P57">MUST: Senden und Empfangen von Nachrichten in einen Chatraum</text:p>
        </text:list-item>
      </text:list>
      <text:p text:style-name="P4">Grundsätzlich ist ein <text:span text:style-name="T24">globaler</text:span> Chatraum (im folgenden als Default-Chatraum bezeichnet) beim Beitreten des Servers vorhanden. Dieser kann genutzt werden, falls die Zusatzfunktionalitäten des Protokolls nicht implementiert wurden.</text:p>
      <text:p text:style-name="P4"/>
      <text:h text:style-name="P41" text:outline-level="1"><text:bookmark-start text:name="__RefHeading___Toc258322662"/>Konventionen dieses Dokuments<text:bookmark-end text:name="__RefHeading___Toc258322662"/></text:h>
      <text:p text:style-name="P4">In Beispielen für die Kommunikationen zwischen Server und Client nutzen wir "&lt;Client&gt;" und "&lt;Server&gt;", um anzugeben wer der Sender der Nachricht ist.</text:p>
      <text:p text:style-name="P4">Die Schlüsselwörter "MUST", "MUST NOT", "REQUIRED", "SHALL", "SHALL NOT", "SHOULD", "SHOULD NOT", "RECOMMENDED", "MAY", und "OPTIONAL" in diesem Dokument sind im RFC 2119 [RFC2119] erläutert. </text:p>
      <text:p text:style-name="P4"/>
      <text:h text:style-name="P42" text:outline-level="1"><text:bookmark-start text:name="__RefHeading___Toc258322663"/>Art der Verbindung<text:bookmark-end text:name="__RefHeading___Toc258322663"/></text:h>
      <text:p text:style-name="P4">Das Protokoll setzt ausschließlich <text:span text:style-name="T4">eine</text:span> TCP-Verbindung pro Client <text:span text:style-name="T25">voraus</text:span>. Der Server stellt dabei keine (SSL-)Verbindung nur Verfügung.</text:p>
      <text:p text:style-name="P25">Unser Server ist unter folgenden Daten erreichbar:<text:line-break/><text:line-break/>Server-Adresse (Host):<text:tab/>uni-kit.net<text:line-break/>Port: <text:tab/><text:tab/><text:tab/><text:tab/><text:tab/><text:tab/>12345</text:p>
      <text:p text:style-name="P25"/>
      <text:p text:style-name="P29">Hinweis</text:p>
      <text:p text:style-name="P36">Im HAW Netzwerk muss gegebenenfalls ein VPN Verbindung zu den HAW Servern aufgebaut werden, um den Server erreichen zu können.</text:p>
      <text:p text:style-name="P24"><text:a xlink:type="simple" xlink:href="http://www.haw-hamburg.de/en/online-services/vpn.html"><text:span text:style-name="T23">http://www.haw-hamburg.de/en/online-services/vpn.html</text:span></text:a></text:p>
      <text:p text:style-name="P24"><text:span text:style-name="T23"/></text:p>
      <text:p text:style-name="P4"/>
      <text:h text:style-name="P41" text:outline-level="1"><text:bookmark-start text:name="__RefHeading___Toc258322673"/>Ablauf des Protokolls<text:bookmark-end text:name="__RefHeading___Toc258322673"/></text:h>
      <text:p text:style-name="P4">Im folgenden sind zwei Beispiele gegeben (eines ohne Zusatzfunktionalitäten und eines mit Zusatzfunktionalitäten). Die einzelnen Pakete werden im Kapitel 4.3 erläutert.</text:p>
      <text:p text:style-name="P4"/>
      <text:h text:style-name="P44" text:outline-level="2"><text:bookmark-start text:name="__RefHeading__278_1384073676"/>Ohne Zusatzfunktionalitäten<text:bookmark-end text:name="__RefHeading__278_1384073676"/></text:h>
      <text:p text:style-name="P4">// Login (siehe 4.3.1)<text:line-break/>&lt;Client&gt; 110 Dimitri<text:line-break/>&lt;Server&gt; 111 400 Dimitri</text:p>
      <text:p text:style-name="P4">// Automatisches Beitreten des Default-Chatraums (siehe 4.3.2)<text:line-break/>&lt;Server&gt; 119 400 DefaultChatroom</text:p>
      <text:p text:style-name="P4">// Teilnehmerliste empfangen (siehe 4.3.3)<text:line-break/>&lt;Server&gt; 134 DefaultChatroom 2<text:line-break/>&lt;Server&gt; 135 DefaultChatroom Dimitri<text:line-break/>&lt;Server&gt; 135 DefaultChatroom Andi<text:line-break/>&lt;Server&gt; 136 DefaultChatroom</text:p>
      <text:p text:style-name="P4">// Nachricht senden (siehe 4.3.4)<text:line-break/>&lt;Client&gt; 137 DefaultChatroom Hallo Andi<text:line-break/>&lt;Server&gt; 139 DefaultChatroom 1447934840431 Dimitri Hallo Andi</text:p>
      <text:p text:style-name="P4">// Nachricht empfangen (siehe 4.3.5)<text:line-break/>&lt;Server&gt; 139 DefaultChatroom 1447934844123 Andi Hallo Dimitri</text:p>
      <text:p text:style-name="P4">// Default-Chatraum verlassen (siehe 4.3.6)<text:line-break/>&lt;Client&gt; 120 DefaultChatroom<text:line-break/>&lt;Server&gt; 121 400</text:p>
      <text:p text:style-name="P4">// Default-Chatraum erneut beitreten (siehe 4.3.2)<text:line-break/>&lt;Client&gt; 118 DefaultChatroom<text:line-break/>&lt;Server&gt; 119 400 DefaultChatroom</text:p>
      <text:p text:style-name="P4">// Logout (siehe 4.3.7)<text:line-break/>&lt;Client&gt; 112<text:line-break/>&lt;Server&gt; 113 400</text:p>
      <text:p text:style-name="P4"/>
      <text:h text:style-name="P46" text:outline-level="2"><text:bookmark-start text:name="__RefHeading__458_1384073676"/>Mit Zusatzfunktionalitäten<text:bookmark-end text:name="__RefHeading__458_1384073676"/></text:h>
      <text:p text:style-name="P11">// Login (siehe 4.3.1)<text:line-break/>&lt;Client&gt; 110 Dimitri<text:line-break/>&lt;Server&gt; 111 400 Dimitri</text:p>
      <text:p text:style-name="P10">// Automatisches Beitreten des Default-Chatraums (siehe 4.3.2)<text:line-break/>&lt;Server&gt; 119 400 DefaultChatroom</text:p>
      <text:p text:style-name="P10">// Teilnehmerliste empfangen (siehe 4.3.3)<text:line-break/>&lt;Server&gt; 134 DefaultChatroom 2<text:line-break/>&lt;Server&gt; 135 DefaultChatroom Dimitri<text:line-break/>&lt;Server&gt; 135 DefaultChatroom Andi<text:line-break/>&lt;Server&gt; 136 DefaultChatroom</text:p>
      <text:p text:style-name="P11">// Liste der Chaträumen abfragen (siehe 4.3.8)<text:line-break/>&lt;Client&gt; 114<text:line-break/>&lt;Server&gt; 115 1<text:line-break/>&lt;Server&gt; 116 Chatraum001 1 4<text:line-break/>&lt;Server&gt; 117</text:p>
      <text:p text:style-name="P11">// Chatraum beitreten (siehe 4.3.2)<text:line-break/>&lt;Client&gt; 118 Chatraum001 testpw<text:line-break/>&lt;Server&gt; 119 400 Chatraum001</text:p>
      <text:p text:style-name="P11">// Teilnehmerliste empfangen (siehe 4.3.3)<text:line-break/>&lt;Server&gt; 134 Chatraum001 2<text:line-break/>&lt;Server&gt; 135 Chatraum001 Dimitri<text:line-break/>&lt;Server&gt; 136 Chatraum001</text:p>
      <text:p text:style-name="P11">// Nachricht senden (siehe 4.3.4)<text:line-break/>&lt;Client&gt; 137 Chatraum001 Hallo Andi<text:line-break/>&lt;Server&gt; 139 Chatraum001 1447934840431 Dimitri Hallo Andi</text:p>
      <text:p text:style-name="P11">// Nachricht empfangen (siehe 4.3.5)<text:line-break/>&lt;Server&gt; 139 Chatraum001 1447934844123 Andi Hallo Dimitri</text:p>
      <text:p text:style-name="P11">// Chatraum verlassen (siehe 4.3.6)<text:line-break/>&lt;Client&gt; 120 Chatraum001<text:line-break/>&lt;Server&gt; 121 400</text:p>
      <text:p text:style-name="P11">// Chatraum erstellen (siehe 4.3.9)<text:line-break/>&lt;Client&gt; 122 Chatraum002 10 testpw<text:line-break/>&lt;Server&gt; 123 400<text:line-break/>&lt;Server&gt; 119 400 Chatraum002<text:line-break/><text:line-break/>// Logout (siehe 4.3.7)<text:line-break/>&lt;Client&gt; 112<text:line-break/>&lt;Server&gt; 113 400</text:p>
      <text:h text:style-name="P46" text:outline-level="2"><text:bookmark-start text:name="__RefHeading__282_1384073676"/>Beschreibung der Pakete<text:bookmark-end text:name="__RefHeading__282_1384073676"/></text:h>
      <text:p text:style-name="P4">Unsere Pakete sind wie folgt aufgebaut:</text:p>
      <text:list xml:id="list2750788576850546135" text:style-name="L1">
        <text:list-item>
          <text:p text:style-name="P20"><text:span text:style-name="T4">Operation-Code</text:span>:<text:line-break/>Ein ganzzahliger Wert (beginnend bei 100), der angibt um welche Art des Paketes es sich handelt. Eine Liste der Operation-Codes befindet sich im Anhang A1.</text:p>
        </text:list-item>
        <text:list-item>
          <text:p text:style-name="P20"><text:span text:style-name="T4">Parameter</text:span>:<text:line-break/>Eine beliebige Anzahl an Informationen (abhängig vom jeweiligen Paket). Die einzelnen Parameter werden durch ein Leerzeichen getrennt. Einzige Ausnahme ist der Inhalt einer Chatraum-Nachricht, da diese ebenfalls Leerzeichen enthalten können.</text:p>
        </text:list-item>
      </text:list>
      <text:p text:style-name="P4"/>
      <text:p text:style-name="P4">Zwischen Operation-Code und Parameter befindet sich ebenfalls ein Leerzeichen als Trennzeichen, jedoch nur wenn es Parameter für das jeweilige Paket gibt.</text:p>
      <text:p text:style-name="P4">Aufbau von Paketen ohne Parameter:</text:p>
      <text:p text:style-name="P4"><text:tab/><text:span text:style-name="T4">&lt;Operation-Code&gt;</text:span></text:p>
      <text:p text:style-name="P4"><text:tab/>z.B. <text:span text:style-name="T4">112</text:span></text:p>
      <text:p text:style-name="P4">Aufbau von Paketen mit einem Parameter:</text:p>
      <text:p text:style-name="P4"><text:tab/><text:span text:style-name="T4">&lt;Operation-Code&gt; &lt;Parameter1&gt;</text:span></text:p>
      <text:p text:style-name="P4"><text:tab/>z.B. <text:span text:style-name="T4">110 Benutzername</text:span></text:p>
      <text:p text:style-name="P4">Aufbau von Paketen mit mehreren Parametern:</text:p>
      <text:p text:style-name="P4"><text:tab/><text:span text:style-name="T4">&lt;Operation-Code&gt; &lt;Parameter1&gt; &lt;Parameter2&gt; &lt;Parameter3&gt; ...</text:span></text:p>
      <text:p text:style-name="P4"/>
      <text:p text:style-name="P4">Beim Übersenden eines unbekannten Paketes (unbekannter Operation-Code) wird folgendes Paket an den Client gesendet:<text:line-break/><text:span text:style-name="T4">103 &lt;Inhalt der fehlerhaft gesendeten Nachricht&gt;</text:span></text:p>
      <text:p text:style-name="P4">Beim Übersenden einer falschen Anzahl von Parametern, die dem Paket nicht entsprechen, wird folgendes Paket an den Client gesendet:<text:line-break/><text:span text:style-name="T4">104 &lt;Inhalt der fehlerhaft gesendeten Nachricht&gt;</text:span></text:p>
      <text:h text:style-name="Heading_20_3" text:outline-level="3"><text:bookmark-start text:name="__RefHeading___Toc258322674"/><text:soft-page-break/>Login<text:bookmark-end text:name="__RefHeading___Toc258322674"/></text:h>
      <text:p text:style-name="P61">Anfrage des Clients</text:p>
      <text:p text:style-name="P4">Um sich auf dem Server einloggen <text:span text:style-name="T26">zu können, </text:span>muss ein Paket in folgender Form an den Server gesendet werden:<text:line-break/><text:span text:style-name="T4">110 &lt;Benutzername&gt;</text:span></text:p>
      <text:p text:style-name="P4">Die Richtlinien für den Benutzernamen sind im Anhang A3.3 erläutert.</text:p>
      <text:p text:style-name="P5"><text:span text:style-name="T4">Beispiel</text:span>: Einloggen mit Benutzernamen Dimitri<text:line-break/><text:span text:style-name="T4">110 Dimitri</text:span></text:p>
      <text:p text:style-name="P70"/>
      <text:p text:style-name="P61">Antwort des Servers</text:p>
      <text:p text:style-name="P4">Der Server versendet eine Antwort in folgenden Form:<text:line-break/><text:span text:style-name="T4">111 &lt;Status-Code&gt; &lt;Benutzername&gt;</text:span></text:p>
      <text:p text:style-name="P4">Der Status-Code ist ein ganzzahliger Code, der folgende Werte annehmen kann:</text:p>
      <text:list xml:id="list124933205161222" text:continue-list="list6703825856738718149" text:style-name="WW8Num12">
        <text:list-item>
          <text:p text:style-name="P57">400: Login war erfolgreich</text:p>
        </text:list-item>
        <text:list-item>
          <text:p text:style-name="P57">401: Benutzername beinhaltet ungültige Zeichen</text:p>
        </text:list-item>
        <text:list-item>
          <text:p text:style-name="P57">407: Login war nicht erfolgreich, da der Client bereits mit einem Benutzernamen eingeloggt ist</text:p>
        </text:list-item>
        <text:list-item>
          <text:p text:style-name="P57">408: Login war nicht erfolgreich, da der Benutzername bereits an einen anderen Client vergeben ist</text:p>
        </text:list-item>
      </text:list>
      <text:p text:style-name="P59">Der Parameter Benutzername liefert ausschließlich den Benutzernamen zurück, mit dem sich der Client einloggen wollte.</text:p>
      <text:h text:style-name="P50" text:outline-level="3"><text:bookmark-start text:name="__RefHeading__284_1384073676"/>Beitreten eines Chatraums<text:bookmark-end text:name="__RefHeading__284_1384073676"/></text:h>
      <text:p text:style-name="P61">Anfrage des Clients</text:p>
      <text:p text:style-name="P4">Zum Beitreten eines Chatraums muss ein Paket in folgender Form an den Server gesendet werden:</text:p>
      <text:p text:style-name="P26">118 &lt;Name des Chatraumes&gt; &lt;Passwort des Chatraumes&gt;</text:p>
      <text:p text:style-name="P4">Die Richtlinien für den Namen eines Chatraumes sind im Anhang A3.4 erläutert.</text:p>
      <text:p text:style-name="P4">Der Passwort des Chatraumes ist optional und wird nur benötigt, wenn der Chatraum mit einem Passwort versehen ist (siehe auch Kapitel 4.3.9). Die Richtlinien für das Passwort eines Chatraumes sind im Anhang A3.5 erläutert.</text:p>
      <text:p text:style-name="P5"><text:span text:style-name="T4">Beispiel</text:span><text:span text:style-name="T9">: Beitreten eines passwortlosen Chatraumes namens Chatroom_001</text:span><text:line-break/><text:span text:style-name="T4">118 Chatroom_001</text:span></text:p>
      <text:p text:style-name="P4"><text:span text:style-name="T14">Beispiel</text:span><text:span text:style-name="T12">: Beitreten eines Chatraumes namens Chatroom_001 mit Passwort test</text:span><text:span text:style-name="T10"><text:line-break/></text:span><text:span text:style-name="T14">118 Chatroom_001 test<text:line-break/></text:span></text:p>
      <text:p text:style-name="P61">Antwort des Servers</text:p>
      <text:p text:style-name="P4">Der Server versendet eine Antwort in folgenden Form:<text:line-break/><text:span text:style-name="T4">113 &lt;Status-Code&gt; &lt;Name des Chatraumes&gt;</text:span></text:p>
      <text:p text:style-name="P4">Der Status-Code ist ein ganzzahliger Code, der folgende Werte annehmen kann:</text:p>
      <text:list xml:id="list124934867232392" text:continue-numbering="true" text:style-name="WW8Num12">
        <text:list-item>
          <text:p text:style-name="P57">400: Beitreten war erfolgreich</text:p>
        </text:list-item>
        <text:list-item>
          <text:p text:style-name="P57">410: Client ist nicht eingeloggt</text:p>
        </text:list-item>
        <text:list-item>
          <text:p text:style-name="P57">411: Beitreten war nicht erfolgreich, da der Chatraum nicht gefunden wurde</text:p>
        </text:list-item>
        <text:list-item>
          <text:p text:style-name="P57">412: Beitreten war nicht erfolgreich, da die maximale Teilnehmerzahl des Chatraumes bereits erreicht wurde</text:p>
        </text:list-item>
        <text:list-item>
          <text:p text:style-name="P57">413: Beitreten war nicht erfolgreich, da das angegebene Passwort nicht mit dem Passwort des Chatraumes übereinstimmt</text:p>
        </text:list-item>
      </text:list>
      <text:p text:style-name="P59">Der Parameter <text:span text:style-name="T9">Name des Chatraumes</text:span> liefert ausschließlich den <text:span text:style-name="T9">Name des Chatraumes</text:span> zurück, den der Client beitreten wollte.</text:p>
      <text:p text:style-name="P61"><text:soft-page-break/>Hinweise</text:p>
      <text:p text:style-name="P59">Sobald sich ein Client bei dem Server anmeldet, wird er automatisch in dem Default-Chatraum (welcher den Namen <text:span text:style-name="T4">DefaultChatroom</text:span> besitzt) eingetragen.</text:p>
      <text:p text:style-name="P59">Beim erfolgreichen Beitreten eines Chatraumes wird automatisch die Teilnehmerliste des jeweiligen Chatraumes an den Client gesendet. Grundsätzlich bei jeder Veränderung der Mitglieder des Chatraumes wird an jeden Client, d<text:span text:style-name="T27">er</text:span> an dem Chatraum <text:span text:style-name="T28">teilnimmt, </text:span>erneut die <text:s/>Teilnehmerliste des jeweiligen Chatraumes gesendet.</text:p>
      <text:p text:style-name="P59"/>
      <text:p text:style-name="P59"/>
      <text:h text:style-name="P48" text:outline-level="3"><text:bookmark-start text:name="__RefHeading__286_1384073676"/>Teilnehmerliste eines Chatraumes empfangen<text:bookmark-end text:name="__RefHeading__286_1384073676"/></text:h>
      <text:p text:style-name="P59">Die Teilnehmerliste wird automatisch an den Client gesendet (siehe letzter Absatz im Kapitel 4.3.2). Diese wird in folgender Form an den Client gesendet:<text:line-break/><text:line-break/><text:span text:style-name="T4">134 &lt;Name des Chatraumes&gt; &lt;Anzahl der Teilnehmer&gt;</text:span><text:line-break/>Für jeden Teilnehmer des Chatraumes:<text:line-break/><text:tab/><text:span text:style-name="T4">135 &lt;Name des Chatraumes&gt; &lt;Benutzername des Teilnehmers&gt;</text:span><text:line-break/><text:span text:style-name="T4">136 &lt;Name des Chatraumes&gt;</text:span></text:p>
      <text:p text:style-name="P63"><text:span text:style-name="T14">Beispiel</text:span><text:span text:style-name="T10">: Teilnehmerliste für den Chatraum DefaultChatroom mit zwei Teilnehmern Dimitri und Andi:<text:line-break/></text:span><text:span text:style-name="T14">134 DefaultChatroom 2<text:line-break/>135 DefaultChatroom Dimitri<text:line-break/>135 DefaultChatroom Andi<text:line-break/>136 DefaultChatroom</text:span></text:p>
      <text:p text:style-name="P63">Die Nachricht mit dem Operation-Code 134 zeigt an, dass im folgenden die Elemente der Teilnehmerliste für den Chatraum gesendet werden.<text:line-break/><text:line-break/>Die Nachricht mit dem Operation-Code 135 beinhaltet die Informationen eines einzelnen Teilnehmers des Chatraumes.<text:line-break/><text:line-break/>Die Nachricht mit dem Operation-Code 136 zeigt das Ende der Teilnehmerliste für den Chatraum an.<text:line-break/></text:p>
      <text:p text:style-name="P9">Der Aufbau des Namen eines Chatraumes ist im Anhang A3.4 erläutert.</text:p>
      <text:p text:style-name="P9">Der Aufbau des Benutzernamen eines Teilnehmers ist im Anhang A3.3 erläutert.</text:p>
      <text:h text:style-name="P50" text:outline-level="3"><text:bookmark-start text:name="__RefHeading__288_1384073676"/>Nachricht senden<text:bookmark-end text:name="__RefHeading__288_1384073676"/></text:h>
      <text:p text:style-name="P61">Anfrage des Clients</text:p>
      <text:p text:style-name="P4">Zum Senden einer Nachricht an einen Chatraum muss ein Paket in folgender Form an den Server gesendet werden:</text:p>
      <text:p text:style-name="P26">137 &lt;Name des Chatraumes&gt; &lt;Inhalt der Nachricht&gt;</text:p>
      <text:p text:style-name="P9">Die Richtlinien für den Namen eines Chatraumes sind im Anhang A3.4 erläutert.</text:p>
      <text:p text:style-name="P9">Die Richtlinien für den Inhalt einer Nachricht sind im Anhang A3.6 erläutert.</text:p>
      <text:p text:style-name="P6"><text:span text:style-name="T4">Beispiel</text:span>: Senden der Nachricht „Hallo Welt!“ an den Chatraum <text:s/>DefaultChatroom<text:line-break/><text:span text:style-name="T4">137 DefaultChatroom Hallo Welt!</text:span></text:p>
      <text:p text:style-name="P9"/>
      <text:p text:style-name="P62">Antwort des Servers</text:p>
      <text:p text:style-name="P64">Der Server sendet bei diesem Paket <text:span text:style-name="T29">im Erfolgsfall keine explizite Antwort </text:span>mit Status-Code, sondern die Nachricht an den Client zurück. (siehe 4.3.5).</text:p>
      <text:p text:style-name="P65">Anderenfalls <text:span text:style-name="T30">im negativen Fall, </text:span>sendet der Server eine Nachricht in folgender Form:</text:p>
      <text:p text:style-name="P69">137 &lt;Statuscode&gt;</text:p>
      <text:p text:style-name="P22">Der Status-Code ist ein ganzzahliger Code, der folgende Werte annehmen kann:</text:p>
      <text:list xml:id="list124934551774110" text:continue-numbering="true" text:style-name="WW8Num12">
        <text:list-item>
          <text:p text:style-name="P58">410: Client ist nicht eingeloggt</text:p>
        </text:list-item>
        <text:list-item>
          <text:p text:style-name="P60">411: Chatraum mit den angegeben Namen konnte nicht gefunden werden</text:p>
        </text:list-item>
        <text:list-item>
          <text:p text:style-name="P60">414: Der Benutzer ist kein Mitglied des Chatraums</text:p>
        </text:list-item>
      </text:list>
      <text:h text:style-name="P50" text:outline-level="3"><text:bookmark-start text:name="__RefHeading___Toc258322675"/>Nachricht empfangen<text:bookmark-end text:name="__RefHeading___Toc258322675"/></text:h>
      <text:p text:style-name="P9">Sobald ein Client eine Nachricht an einen Chatraum gesendet hat, wird diese an alle Teilnehmer des Chatraums weitergeleitet (einschließlich an den Sender).<text:line-break/>Bei dieser Funktion wird ein Paket in folgender Form gesendet:</text:p>
      <text:p text:style-name="P26">139 &lt;Name des Chatraumes&gt; &lt;Zeitpunkt des Sendens&gt; &lt;Benutzername des Senders&gt; &lt;Inhalt der Nachricht&gt;</text:p>
      <text:p text:style-name="P9">Der Aufbau des Namen eines Chatraumes ist im Anhang A3.4 erläutert.</text:p>
      <text:p text:style-name="P32">Der Zeitpunkt des Senders ist ein <text:span text:style-name="T31">ganzzahliger 32 Bit Wert</text:span>, der serverseitig <text:span text:style-name="T31">als Zeitpunkt der empfangenen Nachricht notiert wird.</text:span></text:p>
      <text:p text:style-name="P32"><text:span text:style-name="T31">Weiter Informationen zum Aufbau des Zeitpunktes siehe Oracle Dukumentation “Java.long, System.currentTimeInMills()“.</text:span> </text:p>
      <text:p text:style-name="P9">Der Aufbau des Benutzernamen des Senders ist im Anhang A3.3 erläutert.</text:p>
      <text:p text:style-name="P9">Der Aufbau des Inhalts der Nachricht ist im Anhang A3.6 erläutert.</text:p>
      <text:p text:style-name="P4"><text:span text:style-name="T14">Beispiel</text:span><text:span text:style-name="T12">: Empfangen der Nachricht „Hallo Welt!“, aus dem Chatraum <text:s/>DefaultChatroom, vom Benutzer Dimitri, zum Zeitpunkt</text:span><text:span text:style-name="T22"> 1447934840431</text:span><text:span text:style-name="T12"><text:line-break/></text:span><text:span text:style-name="T14">139 DefaultChatroom 1447934840431 Dimitri Hallo Welt!</text:span></text:p>
      <text:h text:style-name="P50" text:outline-level="3"><text:bookmark-start text:name="__RefHeading___Toc258322676"/>Chatraum verlassen<text:bookmark-end text:name="__RefHeading___Toc258322676"/></text:h>
      <text:p text:style-name="P61">Anfrage des Clients</text:p>
      <text:p text:style-name="P4">Zum <text:span text:style-name="T32">Verlassen</text:span> eines Chatraums muss ein Paket in folgender Form an den Server gesendet werden:</text:p>
      <text:p text:style-name="P26">120 &lt;Name des Chatraumes&gt;</text:p>
      <text:p text:style-name="P4">Die Richtlinien für den Namen eines Chatraumes sind im Anhang A3.4 erläutert.</text:p>
      <text:p text:style-name="P4"><text:span text:style-name="T14">Beispiel</text:span><text:span text:style-name="T12">: </text:span><text:span text:style-name="T13">Verlassen</text:span><text:span text:style-name="T12"> des Chat</text:span><text:span text:style-name="T13">s</text:span><text:span text:style-name="T12"> namens Chatroom_001</text:span><text:span text:style-name="T10"><text:line-break/></text:span><text:span text:style-name="T14">120 Chatroom_001</text:span></text:p>
      <text:p text:style-name="P7"/>
      <text:p text:style-name="P61">Antwort des Servers</text:p>
      <text:p text:style-name="P4">Der Server versendet eine Antwort in folgenden Form:<text:line-break/><text:span text:style-name="T4">113 &lt;Status-Code&gt; &lt;Name des Chatraumes&gt;</text:span></text:p>
      <text:p text:style-name="P4">Der Status-Code ist ein ganzzahliger Code, der folgende Werte annehmen kann:</text:p>
      <text:list xml:id="list124933599994290" text:continue-numbering="true" text:style-name="WW8Num12">
        <text:list-item>
          <text:p text:style-name="P57">400: Verlassen war erfolgreich</text:p>
        </text:list-item>
        <text:list-item>
          <text:p text:style-name="P57">410: Verlassen war nicht erfolgreich, da Client nicht eingeloggt <text:s/>ist</text:p>
        </text:list-item>
        <text:list-item>
          <text:p text:style-name="P57">411: Verlassen war nicht erfolgreich, da der Chatraum nicht gefunden wurde</text:p>
        </text:list-item>
        <text:list-item>
          <text:p text:style-name="P57">414: Verlassen war nicht erfolgreich, da der Benutzer kein Teilnehmer des Chatraumes ist</text:p>
        </text:list-item>
      </text:list>
      <text:p text:style-name="P59">Der Parameter <text:span text:style-name="T9">Name des Chatraumes</text:span> liefert ausschließlich den <text:span text:style-name="T9">Name des Chatraumes</text:span> zurück, den der Client verlassen wollte.</text:p>
      <text:h text:style-name="P50" text:outline-level="3"><text:bookmark-start text:name="__RefHeading___Toc258322677"/>Logout<text:bookmark-end text:name="__RefHeading___Toc258322677"/></text:h>
      <text:p text:style-name="P61">Anfrage des Clients</text:p>
      <text:p text:style-name="P4">Um sich auf dem Server <text:span text:style-name="T32">aus</text:span>zuloggen, muss folgendes Paket an den Server gesendet werden:<text:line-break/><text:span text:style-name="T4">112</text:span></text:p>
      <text:p text:style-name="P70"/>
      <text:p text:style-name="P61">Antwort des Servers</text:p>
      <text:p text:style-name="P4">Der Server versendet eine Antwort in folgenden Form:<text:line-break/><text:span text:style-name="T4">113 &lt;Status-Code&gt;</text:span></text:p>
      <text:p text:style-name="P4">Der Status-Code ist ein ganzzahliger Code, der folgende Werte annehmen kann:</text:p>
      <text:list xml:id="list124933212974772" text:continue-numbering="true" text:style-name="WW8Num12">
        <text:list-item>
          <text:p text:style-name="P57">400: <text:span text:style-name="T32">Logout</text:span> war erfolgreich</text:p>
        </text:list-item>
        <text:list-item>
          <text:p text:style-name="P57">410: Client ist nicht eingeloggt</text:p>
        </text:list-item>
      </text:list>
      <text:p text:style-name="P59"/>
      <text:p text:style-name="P59"/>
      <text:h text:style-name="P49" text:outline-level="3"><text:bookmark-start text:name="__RefHeading___Toc258322678"/>Liste der Chaträumen abfragen<text:bookmark-end text:name="__RefHeading___Toc258322678"/></text:h>
      <text:p text:style-name="P61">Anfrage des Clients</text:p>
      <text:p text:style-name="P66">Möchte ein Client die aktuelle Liste von Chaträumen auf dem Server erhalten, muss er folgendes Paket an den Server senden:</text:p>
      <text:p text:style-name="P67">114</text:p>
      <text:p text:style-name="P68"/>
      <text:p text:style-name="P61">Antwort des Servers</text:p>
      <text:p text:style-name="P59">Die Liste der Chaträume wird in folgender Form an den Client gesendet:<text:line-break/><text:line-break/><text:span text:style-name="T4">115 &lt;Anzahl der Chaträume&gt;</text:span><text:line-break/>Für jeden Chatraum:<text:line-break/><text:tab/><text:span text:style-name="T4">116 &lt;Name des Chatraumes&gt; &lt;Aktuelle Anzahl an Teilnehmern&gt;<text:line-break/><text:tab/><text:tab/> &lt;Maximale Anzahl an Teilnehmern&gt;</text:span><text:line-break/><text:span text:style-name="T4">117</text:span></text:p>
      <text:p text:style-name="P63"><text:span text:style-name="T14">Beispiel</text:span><text:span text:style-name="T10">: Liste der Chaträume mit den Chatr</text:span><text:span text:style-name="T11">aum</text:span><text:span text:style-name="T10"> </text:span><text:span text:style-name="T11">Chatroom_002 </text:span><text:span text:style-name="T10">und Chatroom_001:<text:line-break/></text:span><text:span text:style-name="T14">115 2<text:line-break/>116 </text:span><text:span text:style-name="T15">Chatroom_002 </text:span><text:span text:style-name="T14">17 100<text:line-break/>116 Chatroom_001 2 10<text:line-break/>117</text:span></text:p>
      <text:p text:style-name="P63">Die Nachricht mit dem Operation-Code 115 zeigt an, dass im folgenden die Elemente der Chatraum-Liste gesendet werden.<text:line-break/><text:line-break/>Die Nachricht mit dem Operation-Code 116 beinhaltet die Informationen eines einzelnen Chatraumes.<text:line-break/><text:line-break/>Die Nachricht mit dem Operation-Code 117 zeigt das Ende der Chatraum-Liste an.<text:line-break/></text:p>
      <text:p text:style-name="P9">Der Aufbau des Namen eines Chatraumes ist im Anhang A3.4 erläutert.</text:p>
      <text:p text:style-name="P9">Die aktuelle Anzahl an Teilnehmern gibt an, wie viele Teilnehmer momentan in dem Chatraum eingetragen sind.<text:line-break/><text:line-break/>Die maximale Anzahl an Teilnehmern gibt an, wie viele Teilnehmer in dem Chatraum teilnehmen können. Sobald diese Grenze erreicht ist, können keine Teilnehmer mehr <text:span text:style-name="T33">beitreten</text:span> werden.</text:p>
      <text:h text:style-name="P50" text:outline-level="3"><text:bookmark-start text:name="__RefHeading__475_1384073676"/>Erstellen eines Chatraumes<text:bookmark-end text:name="__RefHeading__475_1384073676"/></text:h>
      <text:p text:style-name="P61">Anfrage des Clients</text:p>
      <text:p text:style-name="P4">Zum <text:span text:style-name="T34">erstellen</text:span> eines Chatraums muss ein Paket in folgender Form an den Server gesendet werden:</text:p>
      <text:p text:style-name="P26">122 &lt;Name des Chatraumes&gt; &lt;Maximale Anzahl an Teilnehmern&gt; &lt;Passwort des Chatraumes&gt;</text:p>
      <text:p text:style-name="P4">Die Richtlinien für den Namen eines Chatraumes sind im Anhang A3.4 erläutert.</text:p>
      <text:p text:style-name="P9">Die maximale Anzahl an Teilnehmer gibt an, wie viele Teilnehmer in dem Chatraum teilnehmen können. Sobald diese Grenze erreicht ist, können keine Teilnehmer mehr <text:span text:style-name="T35">beitreten</text:span> werden. Die maximale Anzahl muss ein ganzzahliger Wert und größer/gleich 2 sein.</text:p>
      <text:p text:style-name="P4">Der Passwort des Chatraumes ist optional und wird nur benötigt, wenn der Chatraum mit einem Passwort versehen werden soll. Die Richtlinien für das Passwort eines Chatraumes sind im Anhang A3.5 erläutert.</text:p>
      <text:p text:style-name="P5"><text:span text:style-name="T4">Beispiel</text:span><text:span text:style-name="T9">: Erstellen eines passwortlosen Chatraumes namens Chatroom_002 mit maximal 5 Teilnehmern</text:span><text:line-break/><text:span text:style-name="T4">122 Chatroom_002 5</text:span></text:p>
      <text:p text:style-name="P4"><text:span text:style-name="T14">Beispiel</text:span><text:span text:style-name="T12">: Erstellen eines Chatraumes namens Chatroom_002 mit Passwort test</text:span><text:span text:style-name="T10"><text:line-break/></text:span><text:span text:style-name="T14">122 Chatroom_002 5 testpw<text:line-break/></text:span></text:p>
      <text:p text:style-name="P71">Antwort des Servers</text:p>
      <text:p text:style-name="P4">Der Server versendet eine Antwort in folgenden Form:<text:line-break/><text:span text:style-name="T4">123 &lt;Status-Code&gt;</text:span></text:p>
      <text:p text:style-name="P4">Der Status-Code ist ein ganzzahliger Code, der folgende Werte annehmen kann:</text:p>
      <text:list xml:id="list124933389206666" text:continue-numbering="true" text:style-name="WW8Num12">
        <text:list-item>
          <text:p text:style-name="P57">400: Erstellen war erfolgreich</text:p>
        </text:list-item>
        <text:list-item>
          <text:p text:style-name="P57">403: Erstellen war nicht erfolgreich, da der Name des Chatraums ungültig war</text:p>
        </text:list-item>
        <text:list-item>
          <text:p text:style-name="P57">404: Erstellen war nicht erfolgreich, da die maximale Anzahl der Teilnehmer ungültig war</text:p>
        </text:list-item>
        <text:list-item>
          <text:p text:style-name="P57">405: Erstellen war nicht erfolgreich, da das Passwort des Chatraums ungültig war</text:p>
        </text:list-item>
        <text:list-item>
          <text:p text:style-name="P57">410: Erstellen war nicht erfolgreich, da der Client nicht eingeloggt ist</text:p>
        </text:list-item>
        <text:list-item>
          <text:p text:style-name="P57">415: Erstellen war nicht erfolgreich, da der Name des Chatraumes bereits vergeben ist</text:p>
        </text:list-item>
      </text:list>
      <text:p text:style-name="P70"/>
      <text:p text:style-name="P61">Hinweise</text:p>
      <text:p text:style-name="P59">Beim erfolgreichen Erstellen eines Chatraumes wird der Benutzer automatisch als Teilnehmer in den Chatraum eingetragen.</text:p>
      <text:h text:style-name="P50" text:outline-level="3"><text:bookmark-start text:name="__RefHeading__537_1384073676"/>Ändern der Einstellungen eines Chatraumes<text:bookmark-end text:name="__RefHeading__537_1384073676"/></text:h>
      <text:p text:style-name="P27">Hinweis</text:p>
      <text:p text:style-name="P4">Eine Änderung der Einstellungen eines Chatraumes kann nur erfolgen, wenn der aktuelle Benutzer Gründer des Chatraumes ist.</text:p>
      <text:p text:style-name="P4"/>
      <text:p text:style-name="P61">Anfrage des Clients: Ändern des Namen eines Chatraums</text:p>
      <text:p text:style-name="P4">Zum Ändern des Namen eines Chatraums muss ein Paket in folgender Form an den Server gesendet werden:</text:p>
      <text:p text:style-name="P26">12<text:span text:style-name="T36">6</text:span> &lt;Alter Name des Chatraumes&gt; &lt;Neuer Name des Chatraumes&gt;</text:p>
      <text:p text:style-name="P4">Die Richtlinien für den Namen eines Chatraumes sind im Anhang A3.4 erläutert.</text:p>
      <text:p text:style-name="P4"><text:span text:style-name="T14">Beispiel</text:span><text:span text:style-name="T12">: Ändern des Namens des Chatraumes Chatroom_002 auf den Namen Chatroom_003</text:span><text:span text:style-name="T10"><text:line-break/></text:span><text:span text:style-name="T14">12</text:span><text:span text:style-name="T16">6</text:span><text:span text:style-name="T14"> Chatroom_002 Chatroom_003</text:span></text:p>
      <text:p text:style-name="P4"/>
      <text:p text:style-name="P35">Im Falle einer erfolgreichen Änderungen wird an alle Teilnehmer im Chatraum ein Paket in folgender Form gesendet:</text:p>
      <text:p text:style-name="P34"><text:span text:style-name="T10">132 &lt;Alter Name des Chatraumes&gt; &lt;Neuer Name des Chatraumes&gt;</text:span></text:p>
      <text:p text:style-name="P39">Antwort des Servers: Ändern des Namen eines Chatraums</text:p>
      <text:p text:style-name="P4">Der Server versendet eine Antwort in folgenden Form:<text:line-break/><text:span text:style-name="T4">12</text:span><text:span text:style-name="T5">7</text:span><text:span text:style-name="T4"> &lt;Status-Code&gt;</text:span></text:p>
      <text:p text:style-name="P4">Der Status-Code ist ein ganzzahliger Code, der folgende Werte annehmen kann:</text:p>
      <text:list xml:id="list124933119206360" text:continue-numbering="true" text:style-name="WW8Num12">
        <text:list-item>
          <text:p text:style-name="P57">400: Ändern war erfolgreich</text:p>
        </text:list-item>
        <text:list-item>
          <text:p text:style-name="P57">403: Ändern war nicht erfolgreich, da der neue Name des Chatraums ungültig war</text:p>
        </text:list-item>
        <text:list-item>
          <text:p text:style-name="P57">410: Ändern war nicht erfolgreich, da der Client nicht eingeloggt ist</text:p>
        </text:list-item>
        <text:list-item>
          <text:p text:style-name="P57">411: Ändern war nicht erfolgreich, da der Chatraum nicht gefunden wurde</text:p>
        </text:list-item>
        <text:list-item>
          <text:p text:style-name="P57">415: Ändern war nicht erfolgreich, da der Name des Chatraumes bereits vergeben ist</text:p>
        </text:list-item>
        <text:list-item>
          <text:p text:style-name="P57">416: Ändern war nicht erfolgreich, da der Benutzer nicht der Gründer des Chatraumes ist</text:p>
        </text:list-item>
      </text:list>
      <text:p text:style-name="P71">Anfrage des Clients: Ändern der maximalen Teilnehmerzahl eines Chatraums</text:p>
      <text:p text:style-name="P4">Zum Ändern der maximalen Teilnehmerzahl eines Chatraums muss ein Paket in folgender Form an den Server gesendet werden:</text:p>
      <text:p text:style-name="P26">1<text:span text:style-name="T37">30</text:span> &lt;Name des Chatraumes&gt; &lt;Neue maximale Anzahl an Teilnehmern&gt;</text:p>
      <text:p text:style-name="P9">Die maximale Anzahl an Teilnehmern gibt an, wie viele Teilnehmer in dem Chatraum teilnehmen können. Sobald diese Grenze erreicht ist, können keine Teilnehmer mehr <text:span text:style-name="T38">beitreten</text:span>. Die maximale Anzahl muss ein ganzzahliger Wert und größer/gleich 2 sein.</text:p>
      <text:p text:style-name="P4"><text:span text:style-name="T14">Beispiel</text:span><text:span text:style-name="T12">: Erstellen eines passwortlosen Chatraumes namens Chatroom_002 mit maximal 5 Teilnehmern</text:span><text:span text:style-name="T10"><text:line-break/></text:span><text:span text:style-name="T14">1</text:span><text:span text:style-name="T17">30</text:span><text:span text:style-name="T14"> Chatroom_002 5</text:span></text:p>
      <text:p text:style-name="P30"/>
      <text:p text:style-name="P35">Im Falle einer erfolgreichen Änderungen wird an alle Teilnehmer im Chatraum ein Paket in folgender Form gesendet:</text:p>
      <text:p text:style-name="P34"><text:span text:style-name="T40">133</text:span> &lt;Name des Chatraumes&gt; &lt;Neue maximale Anzahl an Teilnehmern&gt;</text:p>
      <text:p text:style-name="P34"/>
      <text:p text:style-name="P27">Antwort des Servers: Ändern der maximalen Teilnehmerzahl eines Chatraums</text:p>
      <text:p text:style-name="P4">Der Server versendet eine Antwort in folgenden Form:<text:line-break/><text:span text:style-name="T4">13</text:span><text:span text:style-name="T6">1</text:span><text:span text:style-name="T4"> &lt;Status-Code&gt;</text:span></text:p>
      <text:p text:style-name="P4">Der Status-Code ist ein ganzzahliger Code, der folgende Werte annehmen kann:</text:p>
      <text:list xml:id="list124933536313229" text:continue-numbering="true" text:style-name="WW8Num12">
        <text:list-item>
          <text:p text:style-name="P57">400: Erstellen war erfolgreich</text:p>
        </text:list-item>
        <text:list-item>
          <text:p text:style-name="P57">404: Erstellen war nicht erfolgreich, da die neue maximale Anzahl der Teilnehmer ungültig war</text:p>
        </text:list-item>
        <text:list-item>
          <text:p text:style-name="P57">410: Erstellen war nicht erfolgreich, da der Client nicht eingeloggt ist</text:p>
        </text:list-item>
        <text:list-item>
          <text:p text:style-name="P57">411: Ändern war nicht erfolgreich, da der Chatraum nicht gefunden wurde</text:p>
        </text:list-item>
        <text:list-item>
          <text:p text:style-name="P57">416: Ändern war nicht erfolgreich, da der Benutzer nicht der Gründer des Chatraumes ist</text:p>
        </text:list-item>
      </text:list>
      <text:p text:style-name="P70"><text:soft-page-break/><text:span text:style-name="T21"><text:tab/></text:span><text:span text:style-name="T19">Anfrage des Clients: Ändern des Passwortes eines Chatraum</text:span>s</text:p>
      <text:p text:style-name="P4">Zum Ändern des Namen eines Chatraums muss ein Paket in folgender Form an den Server gesendet werden:</text:p>
      <text:p text:style-name="P26"><text:span text:style-name="T39">128</text:span> &lt;Name des Chatraumes&gt; &lt;Neues Passwort des Chatraumes&gt;</text:p>
      <text:p text:style-name="P4">Der Passwort des Chatraumes ist optional und wird nur benötigt, wenn der Chatraum mit einem Passwort versehen werden soll. Die Richtlinien für das Passwort eines Chatraumes sind im Anhang A3.5 erläutert.</text:p>
      <text:p text:style-name="P4"><text:span text:style-name="T14">Beispiel</text:span><text:span text:style-name="T12">: Ändern des Namens des Chatraumes Chatroom_002 auf den Namen Chatroom_003</text:span><text:span text:style-name="T10"><text:line-break/></text:span><text:span text:style-name="T18">128 </text:span><text:span text:style-name="T14">Chatroom_002 testpw2<text:line-break/></text:span></text:p>
      <text:p text:style-name="P30"/>
      <text:p text:style-name="P27">Antwort des Servers: Ändern des Passwortes eines Chatraums</text:p>
      <text:p text:style-name="P4">Der Server versendet eine Antwort in folgenden Form:<text:line-break/><text:span text:style-name="T4">1</text:span><text:span text:style-name="T7">29</text:span><text:span text:style-name="T4"> &lt;Status-Code&gt;</text:span></text:p>
      <text:p text:style-name="P4">Der Status-Code ist ein ganzzahliger Code, der folgende Werte annehmen kann:</text:p>
      <text:list xml:id="list124933187841371" text:continue-numbering="true" text:style-name="WW8Num12">
        <text:list-item>
          <text:p text:style-name="P57">400: Ändern war erfolgreich</text:p>
        </text:list-item>
        <text:list-item>
          <text:p text:style-name="P57">405: Erstellen war nicht erfolgreich, da das neue Passwort des Chatraums ungültig war</text:p>
        </text:list-item>
        <text:list-item>
          <text:p text:style-name="P57">410: Ändern war nicht erfolgreich, da der Client nicht eingeloggt ist</text:p>
        </text:list-item>
        <text:list-item>
          <text:p text:style-name="P57">411: Ändern war nicht erfolgreich, da der Chatraum nicht gefunden wurde</text:p>
        </text:list-item>
        <text:list-item>
          <text:p text:style-name="P57">416: Ändern war nicht erfolgreich, da der Benutzer nicht der Gründer des Chatraumes ist</text:p>
        </text:list-item>
      </text:list>
      <text:p text:style-name="P59"/>
      <text:p text:style-name="P59"/>
      <text:h text:style-name="P50" text:outline-level="3"><text:bookmark-start text:name="__RefHeading__539_1384073676"/>Löschen eines Chatraumes<text:bookmark-end text:name="__RefHeading__539_1384073676"/></text:h>
      <text:p text:style-name="P27">Hinweis</text:p>
      <text:p text:style-name="P8">Eine Löschen eines Chatraumes kann nur erfolgen, wenn der aktuelle Benutzer Gründer des Chatraumes ist.</text:p>
      <text:p text:style-name="P8"/>
      <text:p text:style-name="P61">Anfrage des Clients</text:p>
      <text:p text:style-name="P4">Zum Löschen eines Chatraums muss ein Paket in folgender Form an den Server gesendet werden:</text:p>
      <text:p text:style-name="P26">124 &lt;Name des Chatraumes&gt;</text:p>
      <text:p text:style-name="P4">Die Richtlinien für den Namen eines Chatraumes sind im Anhang A3.4 erläutert.</text:p>
      <text:p text:style-name="P4"><text:span text:style-name="T14">Beispiel</text:span><text:span text:style-name="T12">: Löschen des Chatraumes namens Chatroom_001</text:span><text:span text:style-name="T10"><text:line-break/></text:span><text:span text:style-name="T14">124 Chatroom_001</text:span></text:p>
      <text:p text:style-name="P7"/>
      <text:p text:style-name="P61">Antwort des Servers</text:p>
      <text:p text:style-name="P4">Der Server versendet eine Antwort in folgenden Form:<text:line-break/><text:span text:style-name="T4">125 &lt;Status-Code&gt; &lt;Name des Chatraumes&gt;</text:span></text:p>
      <text:p text:style-name="P4">Der Status-Code ist ein ganzzahliger Code, der folgende Werte annehmen kann:</text:p>
      <text:list xml:id="list124933690251980" text:continue-numbering="true" text:style-name="WW8Num12">
        <text:list-item>
          <text:p text:style-name="P57">400: Löschen war erfolgreich</text:p>
        </text:list-item>
        <text:list-item>
          <text:p text:style-name="P57">410: Löschen war nicht erfolgreich, da Client nicht eingeloggt <text:s/>ist</text:p>
        </text:list-item>
        <text:list-item>
          <text:p text:style-name="P57">411: Löschen war nicht erfolgreich, da der Chatraum nicht gefunden wurde</text:p>
        </text:list-item>
        <text:list-item>
          <text:p text:style-name="P57">414: Löschen war nicht erfolgreich, da der Benutzer kein Teilnehmer des Chatraumes ist</text:p>
        </text:list-item>
        <text:list-item>
          <text:p text:style-name="P57">416: Ändern war nicht erfolgreich, da der Benutzer nicht der Gründer des Chatraumes ist</text:p>
        </text:list-item>
      </text:list>
      <text:p text:style-name="P59"/>
      <text:list xml:id="list7542430805092623945" text:style-name="WW8Num17">
        <text:list-item>
          <text:h text:style-name="P54" text:outline-level="1"><text:bookmark-start text:name="__RefHeading___Toc258322683"/>Anhänge<text:bookmark-end text:name="__RefHeading___Toc258322683"/></text:h>
        </text:list-item>
      </text:list>
      <text:list xml:id="list6407056949229448412" text:style-name="WW8Num16">
        <text:list-item>
          <text:list>
            <text:list-item>
              <text:h text:style-name="P43" text:outline-level="2"><text:bookmark-start text:name="__RefHeading___Toc258322684"/>Liste der Operation-Codes<text:bookmark-end text:name="__RefHeading___Toc258322684"/></text:h>
            </text:list-item>
          </text:list>
        </text:list-item>
      </text:list>
      <text:p text:style-name="P38"><text:span text:style-name="T20">Hinweis</text:span></text:p>
      <text:p text:style-name="P23">Optionale Pakete (also Zusatzfunktionalitäten) sind grau hinterlegt.</text:p>
      <text:p text:style-name="P23"/>
      <text:p text:style-name="P28">Pakete, die von einem Client gesendet werden</text:p>
      <text:p text:style-name="P23">110: Login(Username)<text:tab/><text:tab/><text:tab/><text:tab/><text:tab/><text:tab/><text:tab/><text:tab/><text:tab/><text:tab/><text:tab/><text:tab/><text:tab/> siehe 4.3.1</text:p>
      <text:p text:style-name="P23">112: Logout()<text:tab/><text:tab/><text:tab/><text:tab/><text:tab/><text:tab/><text:tab/><text:tab/><text:tab/><text:tab/><text:tab/><text:tab/><text:tab/><text:tab/><text:tab/> siehe 4.3.7</text:p>
      <text:p text:style-name="P23">114: RequestChatroomList()<text:tab/><text:tab/><text:tab/><text:tab/><text:tab/><text:tab/><text:tab/><text:tab/><text:tab/><text:tab/><text:tab/> siehe 4.3.8</text:p>
      <text:p text:style-name="P23">118: ChatroomJoin(Chatname, ChatPassword)<text:tab/><text:tab/><text:tab/><text:tab/><text:tab/><text:tab/> siehe 4.3.2</text:p>
      <text:p text:style-name="P23">120: ChatroomLeave(Chatname)<text:tab/><text:tab/><text:tab/><text:tab/><text:tab/><text:tab/><text:tab/><text:tab/><text:tab/><text:tab/> siehe 4.3.6</text:p>
      <text:p text:style-name="P33">122: ChatroomCreate(Chatname, MaxUserCount, ChatPassword) siehe 4.3.9</text:p>
      <text:p text:style-name="P33">124: ChatroomDelete(Chatname)<text:tab/><text:tab/><text:tab/><text:tab/><text:tab/><text:tab/><text:tab/><text:tab/><text:tab/><text:tab/>siehe 4.3.11</text:p>
      <text:p text:style-name="P33">126: ChatroomChangeName(ChatnameOld, ChatnameNew)<text:tab/><text:tab/><text:tab/>siehe 4.3.10</text:p>
      <text:p text:style-name="P33">128: ChatroomChangePassword(Chatname, ChatPasswordNew)<text:tab/>siehe 4.3.10</text:p>
      <text:p text:style-name="P33">130: ChatroomChangeMaxUserCount(Chatname, MaxUserCount)<text:tab/>siehe 4.3.10</text:p>
      <text:p text:style-name="P23">137: MessageSend(Chatname, Message)<text:tab/><text:tab/><text:tab/><text:tab/><text:tab/><text:tab/><text:tab/><text:tab/> siehe 4.3.4</text:p>
      <text:p text:style-name="P23"/>
      <text:p text:style-name="P40">Pakete, die von dem Server gesendet werden</text:p>
      <text:p text:style-name="P23">103: UnknownPacket(ErrornousPacket)<text:tab/><text:tab/><text:tab/><text:tab/><text:tab/><text:tab/><text:tab/><text:tab/> <text:s text:c="2"/>siehe 4.3</text:p>
      <text:p text:style-name="P23">104: InvalidPacket(ErrornousPacket)<text:tab/><text:tab/><text:tab/><text:tab/><text:tab/><text:tab/><text:tab/><text:tab/> <text:s text:c="2"/>siehe 4.3</text:p>
      <text:p text:style-name="P23">111: LoginResponsePacket(StatusCode, Username)<text:tab/><text:tab/><text:tab/><text:tab/> siehe 4.3.1</text:p>
      <text:p text:style-name="P23">113: LogoutResponsePacket(StatusCode)<text:tab/><text:tab/><text:tab/><text:tab/><text:tab/><text:tab/><text:tab/> siehe 4.3.7</text:p>
      <text:p text:style-name="P23">115: ChatroomListBeginPacket(ChatroomCount)<text:tab/><text:tab/><text:tab/><text:tab/><text:tab/> siehe 4.3.3</text:p>
      <text:p text:style-name="P23">116: ChatroomListElementPacket(ChatroomName)<text:tab/><text:tab/><text:tab/><text:tab/><text:tab/> siehe 4.3.3</text:p>
      <text:p text:style-name="P23">117: ChatroomListEndPacket()<text:tab/><text:tab/><text:tab/><text:tab/><text:tab/><text:tab/><text:tab/><text:tab/><text:tab/><text:tab/> siehe 4.3.3</text:p>
      <text:p text:style-name="P23">119: ChatroomJoinResponsePacket(StatusCode, Chatname)<text:tab/><text:tab/> siehe 4.3.2</text:p>
      <text:p text:style-name="P23">121: ChatroomLeaveResponsePacket(StatusCode)<text:tab/><text:tab/><text:tab/><text:tab/><text:tab/> siehe 4.3.6</text:p>
      <text:p text:style-name="P33">123: ChatroomCreateResponsePacket(StatusCode)<text:tab/><text:tab/><text:tab/><text:tab/> siehe 4.3.9</text:p>
      <text:p text:style-name="P33">125: ChatroomDeleteResponsePacket(StatusCode)<text:tab/><text:tab/><text:tab/><text:tab/>siehe 4.3.11</text:p>
      <text:p text:style-name="P33">127: ChatroomChangeNameResponsePacket(StatusCode)<text:tab/><text:tab/><text:tab/>siehe 4.3.10</text:p>
      <text:p text:style-name="P33">129: ChatroomChangePasswordResponsePacket(StatusCode)<text:tab/><text:tab/>siehe 4.3.10</text:p>
      <text:p text:style-name="P33">131: ChatroomChangeMaxUserCountResponsePacket(StatusCode)<text:line-break/><text:tab/><text:tab/><text:tab/><text:tab/><text:tab/><text:tab/><text:tab/><text:tab/><text:tab/><text:tab/><text:tab/><text:tab/><text:tab/><text:tab/><text:tab/><text:tab/><text:tab/><text:tab/><text:tab/>siehe 4.3.10</text:p>
      <text:p text:style-name="P33">132: ChatroomNameChangedPacket(ChatnameOld, ChatnameNew)<text:tab/>siehe 4.3.10</text:p>
      <text:p text:style-name="P33">133: ChatroomMaxUserCountChangedPacket(Chatname, MaxUserCount)<text:line-break/><text:tab/><text:tab/><text:tab/><text:tab/><text:tab/><text:tab/><text:tab/><text:tab/><text:tab/><text:tab/><text:tab/><text:tab/><text:tab/><text:tab/><text:tab/><text:tab/><text:tab/><text:tab/><text:tab/>siehe 4.3.10</text:p>
      <text:p text:style-name="P23">134: ChatroomMemberListBeginPacket(Chatname, UserCount)<text:tab/> siehe 4.3.3</text:p>
      <text:p text:style-name="P23">135: ChatroomMemberListElementPacket(Chatname, Username)<text:tab/> siehe 4.3.3</text:p>
      <text:p text:style-name="P23">136: ChatroomMemberListEndPacket(Chatname)<text:tab/><text:tab/><text:tab/><text:tab/><text:tab/> siehe 4.3.3</text:p>
      <text:p text:style-name="P23">139: MessageSendedPacket( Chatname, Timestamp, Username, Message)<text:line-break/><text:tab/><text:tab/><text:tab/><text:tab/><text:tab/><text:tab/><text:tab/><text:tab/><text:tab/><text:tab/><text:tab/><text:tab/><text:tab/><text:tab/><text:tab/><text:tab/><text:tab/><text:tab/><text:tab/> siehe 4.3.5</text:p>
      <text:p text:style-name="P4"/>
      <text:list xml:id="list124934729722092" text:continue-numbering="true" text:style-name="WW8Num16">
        <text:list-item>
          <text:list>
            <text:list-item>
              <text:h text:style-name="P45" text:outline-level="2"><text:bookmark-start text:name="__RefHeading___Toc258322685"/>Liste der Status-Codes<text:bookmark-end text:name="__RefHeading___Toc258322685"/></text:h>
            </text:list-item>
          </text:list>
        </text:list-item>
      </text:list>
      <text:p text:style-name="P23">400: OK</text:p>
      <text:p text:style-name="P23">401: USERNAME_INVALID</text:p>
      <text:p text:style-name="P23">403: CHATROOM_NAME_INVALIED</text:p>
      <text:p text:style-name="P23">404: CHATROOM_PASSWORD_INVALID</text:p>
      <text:p text:style-name="P23">405: CHATROOM_MEMBER_COUNT_INVALID</text:p>
      <text:p text:style-name="P23">407: CLIENT_ALREADY_LOGGED_IN</text:p>
      <text:p text:style-name="P23">408: USERNAME_ALREADY_LOGGED_IN</text:p>
      <text:p text:style-name="P23">410: CLIENT_NOT_LOGGED_IN</text:p>
      <text:p text:style-name="P23">411: CHATROOM_NOT_FOUND</text:p>
      <text:p text:style-name="P23">412: CHATROOM_IS_FULL</text:p>
      <text:p text:style-name="P23">413: CHATROOM_WRONG_PASSWORD</text:p>
      <text:p text:style-name="P23">414: CHATROOM_NOT_MEMBER</text:p>
      <text:p text:style-name="P23">415: CHATROOM_NAME_ALREADY_TAKEN</text:p>
      <text:p text:style-name="P23"><text:span text:style-name="T8">416: CHATROOM_PERMISSION_DENIED</text:span></text:p>
      <text:list xml:id="list124933506539271" text:continue-numbering="true" text:style-name="WW8Num16">
        <text:list-item>
          <text:list>
            <text:list-item>
              <text:h text:style-name="P55" text:outline-level="2"><text:bookmark-start text:name="__RefHeading__460_1384073676"/>Datentypverzeichnis<text:bookmark-end text:name="__RefHeading__460_1384073676"/></text:h>
              <text:list>
                <text:list-item>
                  <text:h text:style-name="P47" text:outline-level="3"><text:bookmark-start text:name="__RefHeading__462_1384073676"/>Operation-Code<text:bookmark-end text:name="__RefHeading__462_1384073676"/></text:h>
                </text:list-item>
              </text:list>
            </text:list-item>
          </text:list>
        </text:list-item>
      </text:list>
      <text:p text:style-name="P4">Ein ganzzahliger Wert (beginnend bei 100), der angibt um welche Art des Paketes es sich handelt. Eine Liste der Operation-Codes befindet sich im Anhang A1.</text:p>
      <text:p text:style-name="P4"/>
      <text:list xml:id="list124933111788957" text:continue-numbering="true" text:style-name="WW8Num16">
        <text:list-item>
          <text:list>
            <text:list-item>
              <text:list>
                <text:list-item>
                  <text:h text:style-name="P47" text:outline-level="3"><text:bookmark-start text:name="__RefHeading__464_1384073676"/>Status-Code<text:bookmark-end text:name="__RefHeading__464_1384073676"/></text:h>
                </text:list-item>
              </text:list>
            </text:list-item>
          </text:list>
        </text:list-item>
      </text:list>
      <text:p text:style-name="P4">Ein ganzzahliger Wert (beginnend bei 400), der angibt, ob eine Anfrage eines Client erfolgreich war oder nicht. Status-Codes werden nur vom Server gesendet. Eine Liste der Operation-Codes befindet sich im Anhang A2.</text:p>
      <text:p text:style-name="P4"/>
      <text:list xml:id="list124933496121188" text:continue-numbering="true" text:style-name="WW8Num16">
        <text:list-item>
          <text:list>
            <text:list-item>
              <text:list>
                <text:list-item>
                  <text:h text:style-name="P47" text:outline-level="3"><text:bookmark-start text:name="__RefHeading__466_1384073676"/>Benutzername<text:bookmark-end text:name="__RefHeading__466_1384073676"/></text:h>
                </text:list-item>
              </text:list>
            </text:list-item>
          </text:list>
        </text:list-item>
      </text:list>
      <text:p text:style-name="P4">Der Name des Benutzer darf nicht leer sein und muss aus Zeichen des UTF-7-Zeichensatzes bestehen. Dabei sind nur folgende Zeichen erlaubt:</text:p>
      <text:list xml:id="list124934339212570" text:continue-list="list124933690251980" text:style-name="WW8Num12">
        <text:list-item>
          <text:p text:style-name="P21">Klein- und Großbuchstaben (a-z und A-Z)</text:p>
        </text:list-item>
        <text:list-item>
          <text:p text:style-name="P57">Ziffern (0-9)</text:p>
        </text:list-item>
        <text:list-item>
          <text:p text:style-name="P57">Unterstrich (_) und Bindestrich (-)</text:p>
        </text:list-item>
      </text:list>
      <text:p text:style-name="P59"/>
      <text:list xml:id="list124934301183976" text:continue-list="list124933496121188" text:style-name="WW8Num16">
        <text:list-item>
          <text:list>
            <text:list-item>
              <text:list>
                <text:list-item>
                  <text:h text:style-name="P47" text:outline-level="3"><text:bookmark-start text:name="__RefHeading__468_1384073676"/>Name eines Chatraumes<text:bookmark-end text:name="__RefHeading__468_1384073676"/></text:h>
                </text:list-item>
              </text:list>
            </text:list-item>
          </text:list>
        </text:list-item>
      </text:list>
      <text:p text:style-name="P4">Der Name des Chatraumes darf nicht leer sein und muss aus Zeichen des UTF-7-Zeichensatzes bestehen. Dabei sind nur folgende Zeichen erlaubt:</text:p>
      <text:list xml:id="list124933165691901" text:continue-list="list124934339212570" text:style-name="WW8Num12">
        <text:list-item>
          <text:p text:style-name="P21">Klein- und Großbuchstaben (a-z und A-Z)</text:p>
        </text:list-item>
        <text:list-item>
          <text:p text:style-name="P57">Ziffern (0-9)</text:p>
        </text:list-item>
        <text:list-item>
          <text:p text:style-name="P57">Unterstrich (_) und Bindestrich (-)</text:p>
        </text:list-item>
      </text:list>
      <text:list xml:id="list124934847254599" text:continue-list="list124934301183976" text:style-name="WW8Num16">
        <text:list-item>
          <text:list>
            <text:list-item>
              <text:list>
                <text:list-item>
                  <text:h text:style-name="P51" text:outline-level="3"><text:bookmark-start text:name="__RefHeading__470_1384073676"/>Passwort eines Chatraumes<text:bookmark-end text:name="__RefHeading__470_1384073676"/></text:h>
                </text:list-item>
              </text:list>
            </text:list-item>
          </text:list>
        </text:list-item>
      </text:list>
      <text:p text:style-name="P4">Der Passwort des Chatraumes ist optional und wird nur benötigt, wenn der Chatraum mit einem Passwort versehen ist (siehe auch Kapitel 4.3.9). Sofern ein Passwort angegeben wird darf dieses nicht leer sein, muss aus Zeichen des UTF-7-Zeichensatzes bestehen. Dabei sind nur folgende Zeichen erlaubt:</text:p>
      <text:list xml:id="list124934129951423" text:continue-list="list124933165691901" text:style-name="WW8Num12">
        <text:list-item>
          <text:p text:style-name="P21">Klein- und Großbuchstaben (a-z und A-Z)</text:p>
        </text:list-item>
        <text:list-item>
          <text:p text:style-name="P57">Ziffern (0-9)</text:p>
        </text:list-item>
        <text:list-item>
          <text:p text:style-name="P57">Unterstrich (_) und Bindestrich (-)</text:p>
        </text:list-item>
      </text:list>
      <text:p text:style-name="P59"/>
      <text:list xml:id="list124933886453680" text:continue-list="list124934847254599" text:style-name="WW8Num16">
        <text:list-item>
          <text:list>
            <text:list-item>
              <text:list>
                <text:list-item>
                  <text:h text:style-name="P47" text:outline-level="3"><text:bookmark-start text:name="__RefHeading__472_1384073676"/>Nachrichteninhalt<text:bookmark-end text:name="__RefHeading__472_1384073676"/></text:h>
                </text:list-item>
              </text:list>
            </text:list-item>
          </text:list>
        </text:list-item>
      </text:list>
      <text:p text:style-name="P4">Die Nachricht darf nicht leer sein und muss aus Zeichen des UTF-7-Zeichensatzes bestehen. Dabei sind nur folgende Zeichen erlaubt:</text:p>
      <text:list xml:id="list124933825870902" text:continue-list="list124934129951423" text:style-name="WW8Num12">
        <text:list-item>
          <text:p text:style-name="P21">Klein- und Großbuchstaben (a-z und A-Z)</text:p>
        </text:list-item>
        <text:list-item>
          <text:p text:style-name="P57">Ziffern (0-9)</text:p>
        </text:list-item>
        <text:list-item>
          <text:p text:style-name="P21">folgende Sonderzeichen: !"#$%&amp;*;&lt;=&gt;@[]^_`{|}</text:p>
        </text:list-item>
        <text:list-item>
          <text:p text:style-name="P21">Leerzeichen ( )</text:p>
        </text:list-item>
      </text:list>
      <text:p text:style-name="P14">Autoren</text:p>
      <text:p text:style-name="P56">Dimitri Meier</text:p>
      <text:p text:style-name="P56">Email: dimitri.meier@haw-hamburg.de</text:p>
      <text:p text:style-name="P4"/>
      <text:p text:style-name="P56">Andreas Berks</text:p>
      <text:p text:style-name="P56">Email: andreas.berks@haw-hamburg.d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style: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 style:family="paragraph" style:parent-style-name="Standard" style:class="extra">
      <style:paragraph-properties fo:margin-left="0cm" fo:margin-right="0cm" fo:margin-top="0cm" fo:margin-bottom="0cm" style: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style: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style: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style: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style: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style: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style: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style: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style: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style: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style: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App_20_H1" style:next-style-name="Standard" style:default-outline-level="3" style:list-style-name="WW8Num16"/>
    <style:style style:name="Body_20_Text_20_2" style:display-name="Body Text 2" style:family="paragraph" style:parent-style-name="Standard">
      <style:paragraph-properties fo:margin-top="0cm" fo:margin-bottom="0.212cm" style:contextual-spacing="false" fo:line-height="200%"/>
    </style:style>
    <style:style style:name="Body_20_Text_20_3" style:display-name="Body Text 3" style:family="paragraph" style:parent-style-name="Standard">
      <style:paragraph-properties fo:margin-top="0cm" fo:margin-bottom="0.212cm"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style: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style: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style: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style: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style: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style: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1.905cm" fo:margin-right="0cm" fo:text-indent="-1.905cm" style:auto-text-indent="false" fo:background-color="#cccccc" fo:padding="0.035cm" fo:border="0.51pt solid #000000">
        <style:background-image/>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itle" style:family="paragraph" style:parent-style-name="Standard" style:next-style-name="Subtitle" style:default-outline-level="1" style:list-style-name="" style:class="chapter">
      <style:paragraph-properties fo:margin-top="0.423cm" fo:margin-bottom="0.106cm"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RFC_20_Figure" style:display-name="RFC Figure" style:family="paragraph" style:parent-style-name="Standard">
      <style:paragraph-properties fo:margin-top="0cm" fo:margin-bottom="0cm" style: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tru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tru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tru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tru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tru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background-color="transparent"/>
    </style:style>
    <style:style style:name="MP2" style:family="paragraph" style:parent-style-name="Standard">
      <style:text-properties fo:background-color="transparent" style:language-asian="ko" style:country-asian="KR"/>
    </style:style>
    <style:style style:name="MP3" style:family="paragraph" style:parent-style-name="Footer">
      <style:text-properties fo:background-color="transparent"/>
    </style:style>
    <style:style style:name="MP4" style:family="paragraph" style:parent-style-name="Standard">
      <style:text-properties fo:background-color="transparent"/>
    </style:style>
    <style:style style:name="MT1" style:family="text">
      <style:text-properties style:language-asian="ko" style:country-asian="KR" style:font-name-complex="Times New Roman"/>
    </style:style>
    <style:style style:name="MT2" style:family="text">
      <style:text-properties style:language-asian="ko" style:country-asian="KR"/>
    </style:style>
    <style:style style:name="MT3" style:family="text">
      <style:text-properties style:font-name-complex="Times New Roman"/>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text:span text:style-name="MT1"><text:tab/>HAW Chat Protocol</text:span><text:span text:style-name="MT2"> <text:tab/>December 2015</text:span></text:p>
        <text:p text:style-name="MP2"/>
      </style:header>
      <style:footer>
        <text:p text:style-name="MP3"><text:line-break/><text:line-break/>Meier, Berks<text:span text:style-name="MT3"><text:tab/><text:tab/></text:span>[Page <text:page-number text:select-page="current">28</text:page-number>]</text:p>
        <text:p text:style-name="MP4"/>
      </style:footer>
    </style:master-page>
    <style:master-page style:name="First_20_Page" style:display-name="First Page" style:page-layout-name="Mpm1" style:next-style-name="Standard">
      <style:header>
        <text:p text:style-name="MP1">HAW Chat<text:tab/><text:tab/>Dimitri Meier</text:p>
        <text:p text:style-name="MP1"><text:tab/><text:tab/>Andreas Berks</text:p>
        <text:p text:style-name="MP1"><text:s/><text:tab/><text:tab/></text:p>
        <text:p text:style-name="MP1">RFC: 8351<text:tab/><text:tab/>December 09, 2015</text:p>
        <text:p text:style-name="MP1"><text:tab/></text:p>
        <text:p text:style-name="MP1"/>
      </style:header>
      <style:footer>
        <text:p text:style-name="MP3"/>
        <text:p text:style-name="MP3"/>
        <text:p text:style-name="MP3"/>
        <text:p text:style-name="MP3">Meier, Berks<text:tab/><text:tab/>[Page <text:page-number text:select-page="current">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etwork Working Group</dc:title>
    <meta:creation-date>2015-12-09T12:54:12.16</meta:creation-date>
    <dc:date>2015-12-10T12:48:46.039277133</dc:date>
    <meta:print-date>2004-10-22T22:03:00</meta:print-date>
    <meta:editing-cycles>31</meta:editing-cycles>
    <meta:editing-duration>P2172DT6H55M</meta:editing-duration>
    <meta:generator>LibreOffice/4.2.8.2$Linux_X86_64 LibreOffice_project/420m0$Build-2</meta:generator>
    <dc:creator>Dimitri </dc:creator>
    <meta:document-statistic meta:table-count="0" meta:image-count="0" meta:object-count="0" meta:page-count="28" meta:paragraph-count="359" meta:word-count="3472" meta:character-count="25408" meta:non-whitespace-character-count="22076"/>
  </office:meta>
</office:document-meta>
</file>